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4in" svg:height="4.9358in" svg:x="4.0976in" svg:y="0.387in">
            <draw:object draw:notify-on-update-of-ranges="Sheet1.B1:Sheet1.B257 Sheet1.C1:Sheet1.C257 Sheet1.D1:Sheet1.D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formula="of:=[.A1]*16" office:value-type="float" office:value="0">
            <text:p>0</text:p>
          </table:table-cell>
          <table:table-cell table:formula="of:=INT(POWER(1.033026;[.A1])-1)" office:value-type="float" office:value="0">
            <text:p>0</text:p>
          </table:table-cell>
          <table:table-cell table:formula="of:=4096-INT(POWER((256-[.A1]); 3)/4096)" office:value-type="float" office:value="0">
            <text:p>0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[.A2]*16" office:value-type="float" office:value="16">
            <text:p>16</text:p>
          </table:table-cell>
          <table:table-cell table:formula="of:=INT(POWER(1.033026;[.A2])-1)" office:value-type="float" office:value="0">
            <text:p>0</text:p>
          </table:table-cell>
          <table:table-cell table:formula="of:=4096-INT(POWER((256-[.A2]); 3)/4096)" office:value-type="float" office:value="48">
            <text:p>48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*16" office:value-type="float" office:value="32">
            <text:p>32</text:p>
          </table:table-cell>
          <table:table-cell table:formula="of:=INT(POWER(1.033026;[.A3])-1)" office:value-type="float" office:value="0">
            <text:p>0</text:p>
          </table:table-cell>
          <table:table-cell table:formula="of:=4096-INT(POWER((256-[.A3]); 3)/4096)" office:value-type="float" office:value="96">
            <text:p>9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*16" office:value-type="float" office:value="48">
            <text:p>48</text:p>
          </table:table-cell>
          <table:table-cell table:formula="of:=INT(POWER(1.033026;[.A4])-1)" office:value-type="float" office:value="0">
            <text:p>0</text:p>
          </table:table-cell>
          <table:table-cell table:formula="of:=4096-INT(POWER((256-[.A4]); 3)/4096)" office:value-type="float" office:value="143">
            <text:p>143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*16" office:value-type="float" office:value="64">
            <text:p>64</text:p>
          </table:table-cell>
          <table:table-cell table:formula="of:=INT(POWER(1.033026;[.A5])-1)" office:value-type="float" office:value="0">
            <text:p>0</text:p>
          </table:table-cell>
          <table:table-cell table:formula="of:=4096-INT(POWER((256-[.A5]); 3)/4096)" office:value-type="float" office:value="190">
            <text:p>19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*16" office:value-type="float" office:value="80">
            <text:p>80</text:p>
          </table:table-cell>
          <table:table-cell table:formula="of:=INT(POWER(1.033026;[.A6])-1)" office:value-type="float" office:value="0">
            <text:p>0</text:p>
          </table:table-cell>
          <table:table-cell table:formula="of:=4096-INT(POWER((256-[.A6]); 3)/4096)" office:value-type="float" office:value="236">
            <text:p>23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*16" office:value-type="float" office:value="96">
            <text:p>96</text:p>
          </table:table-cell>
          <table:table-cell table:formula="of:=INT(POWER(1.033026;[.A7])-1)" office:value-type="float" office:value="0">
            <text:p>0</text:p>
          </table:table-cell>
          <table:table-cell table:formula="of:=4096-INT(POWER((256-[.A7]); 3)/4096)" office:value-type="float" office:value="282">
            <text:p>282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*16" office:value-type="float" office:value="112">
            <text:p>112</text:p>
          </table:table-cell>
          <table:table-cell table:formula="of:=INT(POWER(1.033026;[.A8])-1)" office:value-type="float" office:value="0">
            <text:p>0</text:p>
          </table:table-cell>
          <table:table-cell table:formula="of:=4096-INT(POWER((256-[.A8]); 3)/4096)" office:value-type="float" office:value="327">
            <text:p>32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*16" office:value-type="float" office:value="128">
            <text:p>128</text:p>
          </table:table-cell>
          <table:table-cell table:formula="of:=INT(POWER(1.033026;[.A9])-1)" office:value-type="float" office:value="0">
            <text:p>0</text:p>
          </table:table-cell>
          <table:table-cell table:formula="of:=4096-INT(POWER((256-[.A9]); 3)/4096)" office:value-type="float" office:value="373">
            <text:p>373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*16" office:value-type="float" office:value="144">
            <text:p>144</text:p>
          </table:table-cell>
          <table:table-cell table:formula="of:=INT(POWER(1.033026;[.A10])-1)" office:value-type="float" office:value="0">
            <text:p>0</text:p>
          </table:table-cell>
          <table:table-cell table:formula="of:=4096-INT(POWER((256-[.A10]); 3)/4096)" office:value-type="float" office:value="417">
            <text:p>417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*16" office:value-type="float" office:value="160">
            <text:p>160</text:p>
          </table:table-cell>
          <table:table-cell table:formula="of:=INT(POWER(1.033026;[.A11])-1)" office:value-type="float" office:value="0">
            <text:p>0</text:p>
          </table:table-cell>
          <table:table-cell table:formula="of:=4096-INT(POWER((256-[.A11]); 3)/4096)" office:value-type="float" office:value="462">
            <text:p>462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*16" office:value-type="float" office:value="176">
            <text:p>176</text:p>
          </table:table-cell>
          <table:table-cell table:formula="of:=INT(POWER(1.033026;[.A12])-1)" office:value-type="float" office:value="0">
            <text:p>0</text:p>
          </table:table-cell>
          <table:table-cell table:formula="of:=4096-INT(POWER((256-[.A12]); 3)/4096)" office:value-type="float" office:value="506">
            <text:p>506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*16" office:value-type="float" office:value="192">
            <text:p>192</text:p>
          </table:table-cell>
          <table:table-cell table:formula="of:=INT(POWER(1.033026;[.A13])-1)" office:value-type="float" office:value="0">
            <text:p>0</text:p>
          </table:table-cell>
          <table:table-cell table:formula="of:=4096-INT(POWER((256-[.A13]); 3)/4096)" office:value-type="float" office:value="550">
            <text:p>55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*16" office:value-type="float" office:value="208">
            <text:p>208</text:p>
          </table:table-cell>
          <table:table-cell table:formula="of:=INT(POWER(1.033026;[.A14])-1)" office:value-type="float" office:value="0">
            <text:p>0</text:p>
          </table:table-cell>
          <table:table-cell table:formula="of:=4096-INT(POWER((256-[.A14]); 3)/4096)" office:value-type="float" office:value="593">
            <text:p>593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*16" office:value-type="float" office:value="224">
            <text:p>224</text:p>
          </table:table-cell>
          <table:table-cell table:formula="of:=INT(POWER(1.033026;[.A15])-1)" office:value-type="float" office:value="0">
            <text:p>0</text:p>
          </table:table-cell>
          <table:table-cell table:formula="of:=4096-INT(POWER((256-[.A15]); 3)/4096)" office:value-type="float" office:value="636">
            <text:p>636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*16" office:value-type="float" office:value="240">
            <text:p>240</text:p>
          </table:table-cell>
          <table:table-cell table:formula="of:=INT(POWER(1.033026;[.A16])-1)" office:value-type="float" office:value="0">
            <text:p>0</text:p>
          </table:table-cell>
          <table:table-cell table:formula="of:=4096-INT(POWER((256-[.A16]); 3)/4096)" office:value-type="float" office:value="679">
            <text:p>6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*16" office:value-type="float" office:value="256">
            <text:p>256</text:p>
          </table:table-cell>
          <table:table-cell table:formula="of:=INT(POWER(1.033026;[.A17])-1)" office:value-type="float" office:value="0">
            <text:p>0</text:p>
          </table:table-cell>
          <table:table-cell table:formula="of:=4096-INT(POWER((256-[.A17]); 3)/4096)" office:value-type="float" office:value="721">
            <text:p>721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*16" office:value-type="float" office:value="272">
            <text:p>272</text:p>
          </table:table-cell>
          <table:table-cell table:formula="of:=INT(POWER(1.033026;[.A18])-1)" office:value-type="float" office:value="0">
            <text:p>0</text:p>
          </table:table-cell>
          <table:table-cell table:formula="of:=4096-INT(POWER((256-[.A18]); 3)/4096)" office:value-type="float" office:value="764">
            <text:p>764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*16" office:value-type="float" office:value="288">
            <text:p>288</text:p>
          </table:table-cell>
          <table:table-cell table:formula="of:=INT(POWER(1.033026;[.A19])-1)" office:value-type="float" office:value="0">
            <text:p>0</text:p>
          </table:table-cell>
          <table:table-cell table:formula="of:=4096-INT(POWER((256-[.A19]); 3)/4096)" office:value-type="float" office:value="805">
            <text:p>805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*16" office:value-type="float" office:value="304">
            <text:p>304</text:p>
          </table:table-cell>
          <table:table-cell table:formula="of:=INT(POWER(1.033026;[.A20])-1)" office:value-type="float" office:value="0">
            <text:p>0</text:p>
          </table:table-cell>
          <table:table-cell table:formula="of:=4096-INT(POWER((256-[.A20]); 3)/4096)" office:value-type="float" office:value="846">
            <text:p>846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*16" office:value-type="float" office:value="320">
            <text:p>320</text:p>
          </table:table-cell>
          <table:table-cell table:formula="of:=INT(POWER(1.033026;[.A21])-1)" office:value-type="float" office:value="0">
            <text:p>0</text:p>
          </table:table-cell>
          <table:table-cell table:formula="of:=4096-INT(POWER((256-[.A21]); 3)/4096)" office:value-type="float" office:value="887">
            <text:p>887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A22]*16" office:value-type="float" office:value="336">
            <text:p>336</text:p>
          </table:table-cell>
          <table:table-cell table:formula="of:=INT(POWER(1.033026;[.A22])-1)" office:value-type="float" office:value="0">
            <text:p>0</text:p>
          </table:table-cell>
          <table:table-cell table:formula="of:=4096-INT(POWER((256-[.A22]); 3)/4096)" office:value-type="float" office:value="928">
            <text:p>928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A23]*16" office:value-type="float" office:value="352">
            <text:p>352</text:p>
          </table:table-cell>
          <table:table-cell table:formula="of:=INT(POWER(1.033026;[.A23])-1)" office:value-type="float" office:value="1">
            <text:p>1</text:p>
          </table:table-cell>
          <table:table-cell table:formula="of:=4096-INT(POWER((256-[.A23]); 3)/4096)" office:value-type="float" office:value="968">
            <text:p>968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A24]*16" office:value-type="float" office:value="368">
            <text:p>368</text:p>
          </table:table-cell>
          <table:table-cell table:formula="of:=INT(POWER(1.033026;[.A24])-1)" office:value-type="float" office:value="1">
            <text:p>1</text:p>
          </table:table-cell>
          <table:table-cell table:formula="of:=4096-INT(POWER((256-[.A24]); 3)/4096)" office:value-type="float" office:value="1008">
            <text:p>1008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A25]*16" office:value-type="float" office:value="384">
            <text:p>384</text:p>
          </table:table-cell>
          <table:table-cell table:formula="of:=INT(POWER(1.033026;[.A25])-1)" office:value-type="float" office:value="1">
            <text:p>1</text:p>
          </table:table-cell>
          <table:table-cell table:formula="of:=4096-INT(POWER((256-[.A25]); 3)/4096)" office:value-type="float" office:value="1048">
            <text:p>1048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A26]*16" office:value-type="float" office:value="400">
            <text:p>400</text:p>
          </table:table-cell>
          <table:table-cell table:formula="of:=INT(POWER(1.033026;[.A26])-1)" office:value-type="float" office:value="1">
            <text:p>1</text:p>
          </table:table-cell>
          <table:table-cell table:formula="of:=4096-INT(POWER((256-[.A26]); 3)/4096)" office:value-type="float" office:value="1087">
            <text:p>1087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A27]*16" office:value-type="float" office:value="416">
            <text:p>416</text:p>
          </table:table-cell>
          <table:table-cell table:formula="of:=INT(POWER(1.033026;[.A27])-1)" office:value-type="float" office:value="1">
            <text:p>1</text:p>
          </table:table-cell>
          <table:table-cell table:formula="of:=4096-INT(POWER((256-[.A27]); 3)/4096)" office:value-type="float" office:value="1126">
            <text:p>1126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A28]*16" office:value-type="float" office:value="432">
            <text:p>432</text:p>
          </table:table-cell>
          <table:table-cell table:formula="of:=INT(POWER(1.033026;[.A28])-1)" office:value-type="float" office:value="1">
            <text:p>1</text:p>
          </table:table-cell>
          <table:table-cell table:formula="of:=4096-INT(POWER((256-[.A28]); 3)/4096)" office:value-type="float" office:value="1165">
            <text:p>1165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A29]*16" office:value-type="float" office:value="448">
            <text:p>448</text:p>
          </table:table-cell>
          <table:table-cell table:formula="of:=INT(POWER(1.033026;[.A29])-1)" office:value-type="float" office:value="1">
            <text:p>1</text:p>
          </table:table-cell>
          <table:table-cell table:formula="of:=4096-INT(POWER((256-[.A29]); 3)/4096)" office:value-type="float" office:value="1203">
            <text:p>1203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A30]*16" office:value-type="float" office:value="464">
            <text:p>464</text:p>
          </table:table-cell>
          <table:table-cell table:formula="of:=INT(POWER(1.033026;[.A30])-1)" office:value-type="float" office:value="1">
            <text:p>1</text:p>
          </table:table-cell>
          <table:table-cell table:formula="of:=4096-INT(POWER((256-[.A30]); 3)/4096)" office:value-type="float" office:value="1241">
            <text:p>1241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A31]*16" office:value-type="float" office:value="480">
            <text:p>480</text:p>
          </table:table-cell>
          <table:table-cell table:formula="of:=INT(POWER(1.033026;[.A31])-1)" office:value-type="float" office:value="1">
            <text:p>1</text:p>
          </table:table-cell>
          <table:table-cell table:formula="of:=4096-INT(POWER((256-[.A31]); 3)/4096)" office:value-type="float" office:value="1278">
            <text:p>1278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A32]*16" office:value-type="float" office:value="496">
            <text:p>496</text:p>
          </table:table-cell>
          <table:table-cell table:formula="of:=INT(POWER(1.033026;[.A32])-1)" office:value-type="float" office:value="1">
            <text:p>1</text:p>
          </table:table-cell>
          <table:table-cell table:formula="of:=4096-INT(POWER((256-[.A32]); 3)/4096)" office:value-type="float" office:value="1316">
            <text:p>1316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A33]*16" office:value-type="float" office:value="512">
            <text:p>512</text:p>
          </table:table-cell>
          <table:table-cell table:formula="of:=INT(POWER(1.033026;[.A33])-1)" office:value-type="float" office:value="1">
            <text:p>1</text:p>
          </table:table-cell>
          <table:table-cell table:formula="of:=4096-INT(POWER((256-[.A33]); 3)/4096)" office:value-type="float" office:value="1352">
            <text:p>1352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A34]*16" office:value-type="float" office:value="528">
            <text:p>528</text:p>
          </table:table-cell>
          <table:table-cell table:formula="of:=INT(POWER(1.033026;[.A34])-1)" office:value-type="float" office:value="1">
            <text:p>1</text:p>
          </table:table-cell>
          <table:table-cell table:formula="of:=4096-INT(POWER((256-[.A34]); 3)/4096)" office:value-type="float" office:value="1389">
            <text:p>1389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A35]*16" office:value-type="float" office:value="544">
            <text:p>544</text:p>
          </table:table-cell>
          <table:table-cell table:formula="of:=INT(POWER(1.033026;[.A35])-1)" office:value-type="float" office:value="2">
            <text:p>2</text:p>
          </table:table-cell>
          <table:table-cell table:formula="of:=4096-INT(POWER((256-[.A35]); 3)/4096)" office:value-type="float" office:value="1425">
            <text:p>1425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A36]*16" office:value-type="float" office:value="560">
            <text:p>560</text:p>
          </table:table-cell>
          <table:table-cell table:formula="of:=INT(POWER(1.033026;[.A36])-1)" office:value-type="float" office:value="2">
            <text:p>2</text:p>
          </table:table-cell>
          <table:table-cell table:formula="of:=4096-INT(POWER((256-[.A36]); 3)/4096)" office:value-type="float" office:value="1461">
            <text:p>1461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A37]*16" office:value-type="float" office:value="576">
            <text:p>576</text:p>
          </table:table-cell>
          <table:table-cell table:formula="of:=INT(POWER(1.033026;[.A37])-1)" office:value-type="float" office:value="2">
            <text:p>2</text:p>
          </table:table-cell>
          <table:table-cell table:formula="of:=4096-INT(POWER((256-[.A37]); 3)/4096)" office:value-type="float" office:value="1497">
            <text:p>1497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A38]*16" office:value-type="float" office:value="592">
            <text:p>592</text:p>
          </table:table-cell>
          <table:table-cell table:formula="of:=INT(POWER(1.033026;[.A38])-1)" office:value-type="float" office:value="2">
            <text:p>2</text:p>
          </table:table-cell>
          <table:table-cell table:formula="of:=4096-INT(POWER((256-[.A38]); 3)/4096)" office:value-type="float" office:value="1532">
            <text:p>1532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A39]*16" office:value-type="float" office:value="608">
            <text:p>608</text:p>
          </table:table-cell>
          <table:table-cell table:formula="of:=INT(POWER(1.033026;[.A39])-1)" office:value-type="float" office:value="2">
            <text:p>2</text:p>
          </table:table-cell>
          <table:table-cell table:formula="of:=4096-INT(POWER((256-[.A39]); 3)/4096)" office:value-type="float" office:value="1567">
            <text:p>1567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A40]*16" office:value-type="float" office:value="624">
            <text:p>624</text:p>
          </table:table-cell>
          <table:table-cell table:formula="of:=INT(POWER(1.033026;[.A40])-1)" office:value-type="float" office:value="2">
            <text:p>2</text:p>
          </table:table-cell>
          <table:table-cell table:formula="of:=4096-INT(POWER((256-[.A40]); 3)/4096)" office:value-type="float" office:value="1602">
            <text:p>1602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A41]*16" office:value-type="float" office:value="640">
            <text:p>640</text:p>
          </table:table-cell>
          <table:table-cell table:formula="of:=INT(POWER(1.033026;[.A41])-1)" office:value-type="float" office:value="2">
            <text:p>2</text:p>
          </table:table-cell>
          <table:table-cell table:formula="of:=4096-INT(POWER((256-[.A41]); 3)/4096)" office:value-type="float" office:value="1636">
            <text:p>1636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A42]*16" office:value-type="float" office:value="656">
            <text:p>656</text:p>
          </table:table-cell>
          <table:table-cell table:formula="of:=INT(POWER(1.033026;[.A42])-1)" office:value-type="float" office:value="2">
            <text:p>2</text:p>
          </table:table-cell>
          <table:table-cell table:formula="of:=4096-INT(POWER((256-[.A42]); 3)/4096)" office:value-type="float" office:value="1670">
            <text:p>1670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A43]*16" office:value-type="float" office:value="672">
            <text:p>672</text:p>
          </table:table-cell>
          <table:table-cell table:formula="of:=INT(POWER(1.033026;[.A43])-1)" office:value-type="float" office:value="2">
            <text:p>2</text:p>
          </table:table-cell>
          <table:table-cell table:formula="of:=4096-INT(POWER((256-[.A43]); 3)/4096)" office:value-type="float" office:value="1704">
            <text:p>1704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A44]*16" office:value-type="float" office:value="688">
            <text:p>688</text:p>
          </table:table-cell>
          <table:table-cell table:formula="of:=INT(POWER(1.033026;[.A44])-1)" office:value-type="float" office:value="3">
            <text:p>3</text:p>
          </table:table-cell>
          <table:table-cell table:formula="of:=4096-INT(POWER((256-[.A44]); 3)/4096)" office:value-type="float" office:value="1737">
            <text:p>1737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A45]*16" office:value-type="float" office:value="704">
            <text:p>704</text:p>
          </table:table-cell>
          <table:table-cell table:formula="of:=INT(POWER(1.033026;[.A45])-1)" office:value-type="float" office:value="3">
            <text:p>3</text:p>
          </table:table-cell>
          <table:table-cell table:formula="of:=4096-INT(POWER((256-[.A45]); 3)/4096)" office:value-type="float" office:value="1770">
            <text:p>1770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A46]*16" office:value-type="float" office:value="720">
            <text:p>720</text:p>
          </table:table-cell>
          <table:table-cell table:formula="of:=INT(POWER(1.033026;[.A46])-1)" office:value-type="float" office:value="3">
            <text:p>3</text:p>
          </table:table-cell>
          <table:table-cell table:formula="of:=4096-INT(POWER((256-[.A46]); 3)/4096)" office:value-type="float" office:value="1803">
            <text:p>1803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A47]*16" office:value-type="float" office:value="736">
            <text:p>736</text:p>
          </table:table-cell>
          <table:table-cell table:formula="of:=INT(POWER(1.033026;[.A47])-1)" office:value-type="float" office:value="3">
            <text:p>3</text:p>
          </table:table-cell>
          <table:table-cell table:formula="of:=4096-INT(POWER((256-[.A47]); 3)/4096)" office:value-type="float" office:value="1836">
            <text:p>1836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A48]*16" office:value-type="float" office:value="752">
            <text:p>752</text:p>
          </table:table-cell>
          <table:table-cell table:formula="of:=INT(POWER(1.033026;[.A48])-1)" office:value-type="float" office:value="3">
            <text:p>3</text:p>
          </table:table-cell>
          <table:table-cell table:formula="of:=4096-INT(POWER((256-[.A48]); 3)/4096)" office:value-type="float" office:value="1868">
            <text:p>1868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A49]*16" office:value-type="float" office:value="768">
            <text:p>768</text:p>
          </table:table-cell>
          <table:table-cell table:formula="of:=INT(POWER(1.033026;[.A49])-1)" office:value-type="float" office:value="3">
            <text:p>3</text:p>
          </table:table-cell>
          <table:table-cell table:formula="of:=4096-INT(POWER((256-[.A49]); 3)/4096)" office:value-type="float" office:value="1899">
            <text:p>1899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A50]*16" office:value-type="float" office:value="784">
            <text:p>784</text:p>
          </table:table-cell>
          <table:table-cell table:formula="of:=INT(POWER(1.033026;[.A50])-1)" office:value-type="float" office:value="3">
            <text:p>3</text:p>
          </table:table-cell>
          <table:table-cell table:formula="of:=4096-INT(POWER((256-[.A50]); 3)/4096)" office:value-type="float" office:value="1931">
            <text:p>1931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A51]*16" office:value-type="float" office:value="800">
            <text:p>800</text:p>
          </table:table-cell>
          <table:table-cell table:formula="of:=INT(POWER(1.033026;[.A51])-1)" office:value-type="float" office:value="4">
            <text:p>4</text:p>
          </table:table-cell>
          <table:table-cell table:formula="of:=4096-INT(POWER((256-[.A51]); 3)/4096)" office:value-type="float" office:value="1962">
            <text:p>1962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A52]*16" office:value-type="float" office:value="816">
            <text:p>816</text:p>
          </table:table-cell>
          <table:table-cell table:formula="of:=INT(POWER(1.033026;[.A52])-1)" office:value-type="float" office:value="4">
            <text:p>4</text:p>
          </table:table-cell>
          <table:table-cell table:formula="of:=4096-INT(POWER((256-[.A52]); 3)/4096)" office:value-type="float" office:value="1993">
            <text:p>1993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A53]*16" office:value-type="float" office:value="832">
            <text:p>832</text:p>
          </table:table-cell>
          <table:table-cell table:formula="of:=INT(POWER(1.033026;[.A53])-1)" office:value-type="float" office:value="4">
            <text:p>4</text:p>
          </table:table-cell>
          <table:table-cell table:formula="of:=4096-INT(POWER((256-[.A53]); 3)/4096)" office:value-type="float" office:value="2024">
            <text:p>2024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A54]*16" office:value-type="float" office:value="848">
            <text:p>848</text:p>
          </table:table-cell>
          <table:table-cell table:formula="of:=INT(POWER(1.033026;[.A54])-1)" office:value-type="float" office:value="4">
            <text:p>4</text:p>
          </table:table-cell>
          <table:table-cell table:formula="of:=4096-INT(POWER((256-[.A54]); 3)/4096)" office:value-type="float" office:value="2054">
            <text:p>2054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A55]*16" office:value-type="float" office:value="864">
            <text:p>864</text:p>
          </table:table-cell>
          <table:table-cell table:formula="of:=INT(POWER(1.033026;[.A55])-1)" office:value-type="float" office:value="4">
            <text:p>4</text:p>
          </table:table-cell>
          <table:table-cell table:formula="of:=4096-INT(POWER((256-[.A55]); 3)/4096)" office:value-type="float" office:value="2084">
            <text:p>2084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A56]*16" office:value-type="float" office:value="880">
            <text:p>880</text:p>
          </table:table-cell>
          <table:table-cell table:formula="of:=INT(POWER(1.033026;[.A56])-1)" office:value-type="float" office:value="4">
            <text:p>4</text:p>
          </table:table-cell>
          <table:table-cell table:formula="of:=4096-INT(POWER((256-[.A56]); 3)/4096)" office:value-type="float" office:value="2114">
            <text:p>2114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A57]*16" office:value-type="float" office:value="896">
            <text:p>896</text:p>
          </table:table-cell>
          <table:table-cell table:formula="of:=INT(POWER(1.033026;[.A57])-1)" office:value-type="float" office:value="5">
            <text:p>5</text:p>
          </table:table-cell>
          <table:table-cell table:formula="of:=4096-INT(POWER((256-[.A57]); 3)/4096)" office:value-type="float" office:value="2143">
            <text:p>2143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A58]*16" office:value-type="float" office:value="912">
            <text:p>912</text:p>
          </table:table-cell>
          <table:table-cell table:formula="of:=INT(POWER(1.033026;[.A58])-1)" office:value-type="float" office:value="5">
            <text:p>5</text:p>
          </table:table-cell>
          <table:table-cell table:formula="of:=4096-INT(POWER((256-[.A58]); 3)/4096)" office:value-type="float" office:value="2173">
            <text:p>2173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A59]*16" office:value-type="float" office:value="928">
            <text:p>928</text:p>
          </table:table-cell>
          <table:table-cell table:formula="of:=INT(POWER(1.033026;[.A59])-1)" office:value-type="float" office:value="5">
            <text:p>5</text:p>
          </table:table-cell>
          <table:table-cell table:formula="of:=4096-INT(POWER((256-[.A59]); 3)/4096)" office:value-type="float" office:value="2201">
            <text:p>2201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A60]*16" office:value-type="float" office:value="944">
            <text:p>944</text:p>
          </table:table-cell>
          <table:table-cell table:formula="of:=INT(POWER(1.033026;[.A60])-1)" office:value-type="float" office:value="5">
            <text:p>5</text:p>
          </table:table-cell>
          <table:table-cell table:formula="of:=4096-INT(POWER((256-[.A60]); 3)/4096)" office:value-type="float" office:value="2230">
            <text:p>2230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A61]*16" office:value-type="float" office:value="960">
            <text:p>960</text:p>
          </table:table-cell>
          <table:table-cell table:formula="of:=INT(POWER(1.033026;[.A61])-1)" office:value-type="float" office:value="6">
            <text:p>6</text:p>
          </table:table-cell>
          <table:table-cell table:formula="of:=4096-INT(POWER((256-[.A61]); 3)/4096)" office:value-type="float" office:value="2258">
            <text:p>2258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[.A62]*16" office:value-type="float" office:value="976">
            <text:p>976</text:p>
          </table:table-cell>
          <table:table-cell table:formula="of:=INT(POWER(1.033026;[.A62])-1)" office:value-type="float" office:value="6">
            <text:p>6</text:p>
          </table:table-cell>
          <table:table-cell table:formula="of:=4096-INT(POWER((256-[.A62]); 3)/4096)" office:value-type="float" office:value="2286">
            <text:p>2286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[.A63]*16" office:value-type="float" office:value="992">
            <text:p>992</text:p>
          </table:table-cell>
          <table:table-cell table:formula="of:=INT(POWER(1.033026;[.A63])-1)" office:value-type="float" office:value="6">
            <text:p>6</text:p>
          </table:table-cell>
          <table:table-cell table:formula="of:=4096-INT(POWER((256-[.A63]); 3)/4096)" office:value-type="float" office:value="2314">
            <text:p>2314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[.A64]*16" office:value-type="float" office:value="1008">
            <text:p>1008</text:p>
          </table:table-cell>
          <table:table-cell table:formula="of:=INT(POWER(1.033026;[.A64])-1)" office:value-type="float" office:value="6">
            <text:p>6</text:p>
          </table:table-cell>
          <table:table-cell table:formula="of:=4096-INT(POWER((256-[.A64]); 3)/4096)" office:value-type="float" office:value="2341">
            <text:p>2341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[.A65]*16" office:value-type="float" office:value="1024">
            <text:p>1024</text:p>
          </table:table-cell>
          <table:table-cell table:formula="of:=INT(POWER(1.033026;[.A65])-1)" office:value-type="float" office:value="7">
            <text:p>7</text:p>
          </table:table-cell>
          <table:table-cell table:formula="of:=4096-INT(POWER((256-[.A65]); 3)/4096)" office:value-type="float" office:value="2368">
            <text:p>2368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[.A66]*16" office:value-type="float" office:value="1040">
            <text:p>1040</text:p>
          </table:table-cell>
          <table:table-cell table:formula="of:=INT(POWER(1.033026;[.A66])-1)" office:value-type="float" office:value="7">
            <text:p>7</text:p>
          </table:table-cell>
          <table:table-cell table:formula="of:=4096-INT(POWER((256-[.A66]); 3)/4096)" office:value-type="float" office:value="2395">
            <text:p>2395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[.A67]*16" office:value-type="float" office:value="1056">
            <text:p>1056</text:p>
          </table:table-cell>
          <table:table-cell table:formula="of:=INT(POWER(1.033026;[.A67])-1)" office:value-type="float" office:value="7">
            <text:p>7</text:p>
          </table:table-cell>
          <table:table-cell table:formula="of:=4096-INT(POWER((256-[.A67]); 3)/4096)" office:value-type="float" office:value="2422">
            <text:p>2422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[.A68]*16" office:value-type="float" office:value="1072">
            <text:p>1072</text:p>
          </table:table-cell>
          <table:table-cell table:formula="of:=INT(POWER(1.033026;[.A68])-1)" office:value-type="float" office:value="7">
            <text:p>7</text:p>
          </table:table-cell>
          <table:table-cell table:formula="of:=4096-INT(POWER((256-[.A68]); 3)/4096)" office:value-type="float" office:value="2448">
            <text:p>2448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[.A69]*16" office:value-type="float" office:value="1088">
            <text:p>1088</text:p>
          </table:table-cell>
          <table:table-cell table:formula="of:=INT(POWER(1.033026;[.A69])-1)" office:value-type="float" office:value="8">
            <text:p>8</text:p>
          </table:table-cell>
          <table:table-cell table:formula="of:=4096-INT(POWER((256-[.A69]); 3)/4096)" office:value-type="float" office:value="2474">
            <text:p>2474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[.A70]*16" office:value-type="float" office:value="1104">
            <text:p>1104</text:p>
          </table:table-cell>
          <table:table-cell table:formula="of:=INT(POWER(1.033026;[.A70])-1)" office:value-type="float" office:value="8">
            <text:p>8</text:p>
          </table:table-cell>
          <table:table-cell table:formula="of:=4096-INT(POWER((256-[.A70]); 3)/4096)" office:value-type="float" office:value="2500">
            <text:p>2500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[.A71]*16" office:value-type="float" office:value="1120">
            <text:p>1120</text:p>
          </table:table-cell>
          <table:table-cell table:formula="of:=INT(POWER(1.033026;[.A71])-1)" office:value-type="float" office:value="8">
            <text:p>8</text:p>
          </table:table-cell>
          <table:table-cell table:formula="of:=4096-INT(POWER((256-[.A71]); 3)/4096)" office:value-type="float" office:value="2525">
            <text:p>2525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[.A72]*16" office:value-type="float" office:value="1136">
            <text:p>1136</text:p>
          </table:table-cell>
          <table:table-cell table:formula="of:=INT(POWER(1.033026;[.A72])-1)" office:value-type="float" office:value="9">
            <text:p>9</text:p>
          </table:table-cell>
          <table:table-cell table:formula="of:=4096-INT(POWER((256-[.A72]); 3)/4096)" office:value-type="float" office:value="2551">
            <text:p>2551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[.A73]*16" office:value-type="float" office:value="1152">
            <text:p>1152</text:p>
          </table:table-cell>
          <table:table-cell table:formula="of:=INT(POWER(1.033026;[.A73])-1)" office:value-type="float" office:value="9">
            <text:p>9</text:p>
          </table:table-cell>
          <table:table-cell table:formula="of:=4096-INT(POWER((256-[.A73]); 3)/4096)" office:value-type="float" office:value="2576">
            <text:p>2576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[.A74]*16" office:value-type="float" office:value="1168">
            <text:p>1168</text:p>
          </table:table-cell>
          <table:table-cell table:formula="of:=INT(POWER(1.033026;[.A74])-1)" office:value-type="float" office:value="9">
            <text:p>9</text:p>
          </table:table-cell>
          <table:table-cell table:formula="of:=4096-INT(POWER((256-[.A74]); 3)/4096)" office:value-type="float" office:value="2600">
            <text:p>2600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[.A75]*16" office:value-type="float" office:value="1184">
            <text:p>1184</text:p>
          </table:table-cell>
          <table:table-cell table:formula="of:=INT(POWER(1.033026;[.A75])-1)" office:value-type="float" office:value="10">
            <text:p>10</text:p>
          </table:table-cell>
          <table:table-cell table:formula="of:=4096-INT(POWER((256-[.A75]); 3)/4096)" office:value-type="float" office:value="2625">
            <text:p>2625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[.A76]*16" office:value-type="float" office:value="1200">
            <text:p>1200</text:p>
          </table:table-cell>
          <table:table-cell table:formula="of:=INT(POWER(1.033026;[.A76])-1)" office:value-type="float" office:value="10">
            <text:p>10</text:p>
          </table:table-cell>
          <table:table-cell table:formula="of:=4096-INT(POWER((256-[.A76]); 3)/4096)" office:value-type="float" office:value="2649">
            <text:p>2649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[.A77]*16" office:value-type="float" office:value="1216">
            <text:p>1216</text:p>
          </table:table-cell>
          <table:table-cell table:formula="of:=INT(POWER(1.033026;[.A77])-1)" office:value-type="float" office:value="10">
            <text:p>10</text:p>
          </table:table-cell>
          <table:table-cell table:formula="of:=4096-INT(POWER((256-[.A77]); 3)/4096)" office:value-type="float" office:value="2673">
            <text:p>2673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[.A78]*16" office:value-type="float" office:value="1232">
            <text:p>1232</text:p>
          </table:table-cell>
          <table:table-cell table:formula="of:=INT(POWER(1.033026;[.A78])-1)" office:value-type="float" office:value="11">
            <text:p>11</text:p>
          </table:table-cell>
          <table:table-cell table:formula="of:=4096-INT(POWER((256-[.A78]); 3)/4096)" office:value-type="float" office:value="2696">
            <text:p>2696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[.A79]*16" office:value-type="float" office:value="1248">
            <text:p>1248</text:p>
          </table:table-cell>
          <table:table-cell table:formula="of:=INT(POWER(1.033026;[.A79])-1)" office:value-type="float" office:value="11">
            <text:p>11</text:p>
          </table:table-cell>
          <table:table-cell table:formula="of:=4096-INT(POWER((256-[.A79]); 3)/4096)" office:value-type="float" office:value="2720">
            <text:p>2720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[.A80]*16" office:value-type="float" office:value="1264">
            <text:p>1264</text:p>
          </table:table-cell>
          <table:table-cell table:formula="of:=INT(POWER(1.033026;[.A80])-1)" office:value-type="float" office:value="12">
            <text:p>12</text:p>
          </table:table-cell>
          <table:table-cell table:formula="of:=4096-INT(POWER((256-[.A80]); 3)/4096)" office:value-type="float" office:value="2743">
            <text:p>2743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[.A81]*16" office:value-type="float" office:value="1280">
            <text:p>1280</text:p>
          </table:table-cell>
          <table:table-cell table:formula="of:=INT(POWER(1.033026;[.A81])-1)" office:value-type="float" office:value="12">
            <text:p>12</text:p>
          </table:table-cell>
          <table:table-cell table:formula="of:=4096-INT(POWER((256-[.A81]); 3)/4096)" office:value-type="float" office:value="2765">
            <text:p>2765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[.A82]*16" office:value-type="float" office:value="1296">
            <text:p>1296</text:p>
          </table:table-cell>
          <table:table-cell table:formula="of:=INT(POWER(1.033026;[.A82])-1)" office:value-type="float" office:value="12">
            <text:p>12</text:p>
          </table:table-cell>
          <table:table-cell table:formula="of:=4096-INT(POWER((256-[.A82]); 3)/4096)" office:value-type="float" office:value="2788">
            <text:p>2788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[.A83]*16" office:value-type="float" office:value="1312">
            <text:p>1312</text:p>
          </table:table-cell>
          <table:table-cell table:formula="of:=INT(POWER(1.033026;[.A83])-1)" office:value-type="float" office:value="13">
            <text:p>13</text:p>
          </table:table-cell>
          <table:table-cell table:formula="of:=4096-INT(POWER((256-[.A83]); 3)/4096)" office:value-type="float" office:value="2810">
            <text:p>2810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[.A84]*16" office:value-type="float" office:value="1328">
            <text:p>1328</text:p>
          </table:table-cell>
          <table:table-cell table:formula="of:=INT(POWER(1.033026;[.A84])-1)" office:value-type="float" office:value="13">
            <text:p>13</text:p>
          </table:table-cell>
          <table:table-cell table:formula="of:=4096-INT(POWER((256-[.A84]); 3)/4096)" office:value-type="float" office:value="2832">
            <text:p>2832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[.A85]*16" office:value-type="float" office:value="1344">
            <text:p>1344</text:p>
          </table:table-cell>
          <table:table-cell table:formula="of:=INT(POWER(1.033026;[.A85])-1)" office:value-type="float" office:value="14">
            <text:p>14</text:p>
          </table:table-cell>
          <table:table-cell table:formula="of:=4096-INT(POWER((256-[.A85]); 3)/4096)" office:value-type="float" office:value="2854">
            <text:p>2854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[.A86]*16" office:value-type="float" office:value="1360">
            <text:p>1360</text:p>
          </table:table-cell>
          <table:table-cell table:formula="of:=INT(POWER(1.033026;[.A86])-1)" office:value-type="float" office:value="14">
            <text:p>14</text:p>
          </table:table-cell>
          <table:table-cell table:formula="of:=4096-INT(POWER((256-[.A86]); 3)/4096)" office:value-type="float" office:value="2876">
            <text:p>2876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[.A87]*16" office:value-type="float" office:value="1376">
            <text:p>1376</text:p>
          </table:table-cell>
          <table:table-cell table:formula="of:=INT(POWER(1.033026;[.A87])-1)" office:value-type="float" office:value="15">
            <text:p>15</text:p>
          </table:table-cell>
          <table:table-cell table:formula="of:=4096-INT(POWER((256-[.A87]); 3)/4096)" office:value-type="float" office:value="2897">
            <text:p>2897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[.A88]*16" office:value-type="float" office:value="1392">
            <text:p>1392</text:p>
          </table:table-cell>
          <table:table-cell table:formula="of:=INT(POWER(1.033026;[.A88])-1)" office:value-type="float" office:value="15">
            <text:p>15</text:p>
          </table:table-cell>
          <table:table-cell table:formula="of:=4096-INT(POWER((256-[.A88]); 3)/4096)" office:value-type="float" office:value="2918">
            <text:p>2918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[.A89]*16" office:value-type="float" office:value="1408">
            <text:p>1408</text:p>
          </table:table-cell>
          <table:table-cell table:formula="of:=INT(POWER(1.033026;[.A89])-1)" office:value-type="float" office:value="16">
            <text:p>16</text:p>
          </table:table-cell>
          <table:table-cell table:formula="of:=4096-INT(POWER((256-[.A89]); 3)/4096)" office:value-type="float" office:value="2939">
            <text:p>2939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[.A90]*16" office:value-type="float" office:value="1424">
            <text:p>1424</text:p>
          </table:table-cell>
          <table:table-cell table:formula="of:=INT(POWER(1.033026;[.A90])-1)" office:value-type="float" office:value="17">
            <text:p>17</text:p>
          </table:table-cell>
          <table:table-cell table:formula="of:=4096-INT(POWER((256-[.A90]); 3)/4096)" office:value-type="float" office:value="2959">
            <text:p>2959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[.A91]*16" office:value-type="float" office:value="1440">
            <text:p>1440</text:p>
          </table:table-cell>
          <table:table-cell table:formula="of:=INT(POWER(1.033026;[.A91])-1)" office:value-type="float" office:value="17">
            <text:p>17</text:p>
          </table:table-cell>
          <table:table-cell table:formula="of:=4096-INT(POWER((256-[.A91]); 3)/4096)" office:value-type="float" office:value="2980">
            <text:p>2980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[.A92]*16" office:value-type="float" office:value="1456">
            <text:p>1456</text:p>
          </table:table-cell>
          <table:table-cell table:formula="of:=INT(POWER(1.033026;[.A92])-1)" office:value-type="float" office:value="18">
            <text:p>18</text:p>
          </table:table-cell>
          <table:table-cell table:formula="of:=4096-INT(POWER((256-[.A92]); 3)/4096)" office:value-type="float" office:value="3000">
            <text:p>3000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[.A93]*16" office:value-type="float" office:value="1472">
            <text:p>1472</text:p>
          </table:table-cell>
          <table:table-cell table:formula="of:=INT(POWER(1.033026;[.A93])-1)" office:value-type="float" office:value="18">
            <text:p>18</text:p>
          </table:table-cell>
          <table:table-cell table:formula="of:=4096-INT(POWER((256-[.A93]); 3)/4096)" office:value-type="float" office:value="3020">
            <text:p>3020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[.A94]*16" office:value-type="float" office:value="1488">
            <text:p>1488</text:p>
          </table:table-cell>
          <table:table-cell table:formula="of:=INT(POWER(1.033026;[.A94])-1)" office:value-type="float" office:value="19">
            <text:p>19</text:p>
          </table:table-cell>
          <table:table-cell table:formula="of:=4096-INT(POWER((256-[.A94]); 3)/4096)" office:value-type="float" office:value="3039">
            <text:p>3039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[.A95]*16" office:value-type="float" office:value="1504">
            <text:p>1504</text:p>
          </table:table-cell>
          <table:table-cell table:formula="of:=INT(POWER(1.033026;[.A95])-1)" office:value-type="float" office:value="20">
            <text:p>20</text:p>
          </table:table-cell>
          <table:table-cell table:formula="of:=4096-INT(POWER((256-[.A95]); 3)/4096)" office:value-type="float" office:value="3059">
            <text:p>3059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[.A96]*16" office:value-type="float" office:value="1520">
            <text:p>1520</text:p>
          </table:table-cell>
          <table:table-cell table:formula="of:=INT(POWER(1.033026;[.A96])-1)" office:value-type="float" office:value="20">
            <text:p>20</text:p>
          </table:table-cell>
          <table:table-cell table:formula="of:=4096-INT(POWER((256-[.A96]); 3)/4096)" office:value-type="float" office:value="3078">
            <text:p>3078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[.A97]*16" office:value-type="float" office:value="1536">
            <text:p>1536</text:p>
          </table:table-cell>
          <table:table-cell table:formula="of:=INT(POWER(1.033026;[.A97])-1)" office:value-type="float" office:value="21">
            <text:p>21</text:p>
          </table:table-cell>
          <table:table-cell table:formula="of:=4096-INT(POWER((256-[.A97]); 3)/4096)" office:value-type="float" office:value="3096">
            <text:p>3096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[.A98]*16" office:value-type="float" office:value="1552">
            <text:p>1552</text:p>
          </table:table-cell>
          <table:table-cell table:formula="of:=INT(POWER(1.033026;[.A98])-1)" office:value-type="float" office:value="22">
            <text:p>22</text:p>
          </table:table-cell>
          <table:table-cell table:formula="of:=4096-INT(POWER((256-[.A98]); 3)/4096)" office:value-type="float" office:value="3115">
            <text:p>3115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[.A99]*16" office:value-type="float" office:value="1568">
            <text:p>1568</text:p>
          </table:table-cell>
          <table:table-cell table:formula="of:=INT(POWER(1.033026;[.A99])-1)" office:value-type="float" office:value="23">
            <text:p>23</text:p>
          </table:table-cell>
          <table:table-cell table:formula="of:=4096-INT(POWER((256-[.A99]); 3)/4096)" office:value-type="float" office:value="3134">
            <text:p>3134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[.A100]*16" office:value-type="float" office:value="1584">
            <text:p>1584</text:p>
          </table:table-cell>
          <table:table-cell table:formula="of:=INT(POWER(1.033026;[.A100])-1)" office:value-type="float" office:value="23">
            <text:p>23</text:p>
          </table:table-cell>
          <table:table-cell table:formula="of:=4096-INT(POWER((256-[.A100]); 3)/4096)" office:value-type="float" office:value="3152">
            <text:p>3152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table:formula="of:=[.A101]*16" office:value-type="float" office:value="1600">
            <text:p>1600</text:p>
          </table:table-cell>
          <table:table-cell table:formula="of:=INT(POWER(1.033026;[.A101])-1)" office:value-type="float" office:value="24">
            <text:p>24</text:p>
          </table:table-cell>
          <table:table-cell table:formula="of:=4096-INT(POWER((256-[.A101]); 3)/4096)" office:value-type="float" office:value="3170">
            <text:p>3170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[.A102]*16" office:value-type="float" office:value="1616">
            <text:p>1616</text:p>
          </table:table-cell>
          <table:table-cell table:formula="of:=INT(POWER(1.033026;[.A102])-1)" office:value-type="float" office:value="25">
            <text:p>25</text:p>
          </table:table-cell>
          <table:table-cell table:formula="of:=4096-INT(POWER((256-[.A102]); 3)/4096)" office:value-type="float" office:value="3187">
            <text:p>3187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[.A103]*16" office:value-type="float" office:value="1632">
            <text:p>1632</text:p>
          </table:table-cell>
          <table:table-cell table:formula="of:=INT(POWER(1.033026;[.A103])-1)" office:value-type="float" office:value="26">
            <text:p>26</text:p>
          </table:table-cell>
          <table:table-cell table:formula="of:=4096-INT(POWER((256-[.A103]); 3)/4096)" office:value-type="float" office:value="3205">
            <text:p>3205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[.A104]*16" office:value-type="float" office:value="1648">
            <text:p>1648</text:p>
          </table:table-cell>
          <table:table-cell table:formula="of:=INT(POWER(1.033026;[.A104])-1)" office:value-type="float" office:value="27">
            <text:p>27</text:p>
          </table:table-cell>
          <table:table-cell table:formula="of:=4096-INT(POWER((256-[.A104]); 3)/4096)" office:value-type="float" office:value="3222">
            <text:p>3222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[.A105]*16" office:value-type="float" office:value="1664">
            <text:p>1664</text:p>
          </table:table-cell>
          <table:table-cell table:formula="of:=INT(POWER(1.033026;[.A105])-1)" office:value-type="float" office:value="28">
            <text:p>28</text:p>
          </table:table-cell>
          <table:table-cell table:formula="of:=4096-INT(POWER((256-[.A105]); 3)/4096)" office:value-type="float" office:value="3239">
            <text:p>3239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[.A106]*16" office:value-type="float" office:value="1680">
            <text:p>1680</text:p>
          </table:table-cell>
          <table:table-cell table:formula="of:=INT(POWER(1.033026;[.A106])-1)" office:value-type="float" office:value="29">
            <text:p>29</text:p>
          </table:table-cell>
          <table:table-cell table:formula="of:=4096-INT(POWER((256-[.A106]); 3)/4096)" office:value-type="float" office:value="3256">
            <text:p>3256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[.A107]*16" office:value-type="float" office:value="1696">
            <text:p>1696</text:p>
          </table:table-cell>
          <table:table-cell table:formula="of:=INT(POWER(1.033026;[.A107])-1)" office:value-type="float" office:value="30">
            <text:p>30</text:p>
          </table:table-cell>
          <table:table-cell table:formula="of:=4096-INT(POWER((256-[.A107]); 3)/4096)" office:value-type="float" office:value="3273">
            <text:p>3273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[.A108]*16" office:value-type="float" office:value="1712">
            <text:p>1712</text:p>
          </table:table-cell>
          <table:table-cell table:formula="of:=INT(POWER(1.033026;[.A108])-1)" office:value-type="float" office:value="31">
            <text:p>31</text:p>
          </table:table-cell>
          <table:table-cell table:formula="of:=4096-INT(POWER((256-[.A108]); 3)/4096)" office:value-type="float" office:value="3289">
            <text:p>3289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[.A109]*16" office:value-type="float" office:value="1728">
            <text:p>1728</text:p>
          </table:table-cell>
          <table:table-cell table:formula="of:=INT(POWER(1.033026;[.A109])-1)" office:value-type="float" office:value="32">
            <text:p>32</text:p>
          </table:table-cell>
          <table:table-cell table:formula="of:=4096-INT(POWER((256-[.A109]); 3)/4096)" office:value-type="float" office:value="3305">
            <text:p>3305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[.A110]*16" office:value-type="float" office:value="1744">
            <text:p>1744</text:p>
          </table:table-cell>
          <table:table-cell table:formula="of:=INT(POWER(1.033026;[.A110])-1)" office:value-type="float" office:value="33">
            <text:p>33</text:p>
          </table:table-cell>
          <table:table-cell table:formula="of:=4096-INT(POWER((256-[.A110]); 3)/4096)" office:value-type="float" office:value="3321">
            <text:p>3321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[.A111]*16" office:value-type="float" office:value="1760">
            <text:p>1760</text:p>
          </table:table-cell>
          <table:table-cell table:formula="of:=INT(POWER(1.033026;[.A111])-1)" office:value-type="float" office:value="34">
            <text:p>34</text:p>
          </table:table-cell>
          <table:table-cell table:formula="of:=4096-INT(POWER((256-[.A111]); 3)/4096)" office:value-type="float" office:value="3337">
            <text:p>3337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[.A112]*16" office:value-type="float" office:value="1776">
            <text:p>1776</text:p>
          </table:table-cell>
          <table:table-cell table:formula="of:=INT(POWER(1.033026;[.A112])-1)" office:value-type="float" office:value="35">
            <text:p>35</text:p>
          </table:table-cell>
          <table:table-cell table:formula="of:=4096-INT(POWER((256-[.A112]); 3)/4096)" office:value-type="float" office:value="3352">
            <text:p>3352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[.A113]*16" office:value-type="float" office:value="1792">
            <text:p>1792</text:p>
          </table:table-cell>
          <table:table-cell table:formula="of:=INT(POWER(1.033026;[.A113])-1)" office:value-type="float" office:value="37">
            <text:p>37</text:p>
          </table:table-cell>
          <table:table-cell table:formula="of:=4096-INT(POWER((256-[.A113]); 3)/4096)" office:value-type="float" office:value="3367">
            <text:p>3367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[.A114]*16" office:value-type="float" office:value="1808">
            <text:p>1808</text:p>
          </table:table-cell>
          <table:table-cell table:formula="of:=INT(POWER(1.033026;[.A114])-1)" office:value-type="float" office:value="38">
            <text:p>38</text:p>
          </table:table-cell>
          <table:table-cell table:formula="of:=4096-INT(POWER((256-[.A114]); 3)/4096)" office:value-type="float" office:value="3383">
            <text:p>3383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[.A115]*16" office:value-type="float" office:value="1824">
            <text:p>1824</text:p>
          </table:table-cell>
          <table:table-cell table:formula="of:=INT(POWER(1.033026;[.A115])-1)" office:value-type="float" office:value="39">
            <text:p>39</text:p>
          </table:table-cell>
          <table:table-cell table:formula="of:=4096-INT(POWER((256-[.A115]); 3)/4096)" office:value-type="float" office:value="3397">
            <text:p>3397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[.A116]*16" office:value-type="float" office:value="1840">
            <text:p>1840</text:p>
          </table:table-cell>
          <table:table-cell table:formula="of:=INT(POWER(1.033026;[.A116])-1)" office:value-type="float" office:value="40">
            <text:p>40</text:p>
          </table:table-cell>
          <table:table-cell table:formula="of:=4096-INT(POWER((256-[.A116]); 3)/4096)" office:value-type="float" office:value="3412">
            <text:p>3412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[.A117]*16" office:value-type="float" office:value="1856">
            <text:p>1856</text:p>
          </table:table-cell>
          <table:table-cell table:formula="of:=INT(POWER(1.033026;[.A117])-1)" office:value-type="float" office:value="42">
            <text:p>42</text:p>
          </table:table-cell>
          <table:table-cell table:formula="of:=4096-INT(POWER((256-[.A117]); 3)/4096)" office:value-type="float" office:value="3427">
            <text:p>3427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[.A118]*16" office:value-type="float" office:value="1872">
            <text:p>1872</text:p>
          </table:table-cell>
          <table:table-cell table:formula="of:=INT(POWER(1.033026;[.A118])-1)" office:value-type="float" office:value="43">
            <text:p>43</text:p>
          </table:table-cell>
          <table:table-cell table:formula="of:=4096-INT(POWER((256-[.A118]); 3)/4096)" office:value-type="float" office:value="3441">
            <text:p>3441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[.A119]*16" office:value-type="float" office:value="1888">
            <text:p>1888</text:p>
          </table:table-cell>
          <table:table-cell table:formula="of:=INT(POWER(1.033026;[.A119])-1)" office:value-type="float" office:value="45">
            <text:p>45</text:p>
          </table:table-cell>
          <table:table-cell table:formula="of:=4096-INT(POWER((256-[.A119]); 3)/4096)" office:value-type="float" office:value="3455">
            <text:p>3455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[.A120]*16" office:value-type="float" office:value="1904">
            <text:p>1904</text:p>
          </table:table-cell>
          <table:table-cell table:formula="of:=INT(POWER(1.033026;[.A120])-1)" office:value-type="float" office:value="46">
            <text:p>46</text:p>
          </table:table-cell>
          <table:table-cell table:formula="of:=4096-INT(POWER((256-[.A120]); 3)/4096)" office:value-type="float" office:value="3469">
            <text:p>3469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[.A121]*16" office:value-type="float" office:value="1920">
            <text:p>1920</text:p>
          </table:table-cell>
          <table:table-cell table:formula="of:=INT(POWER(1.033026;[.A121])-1)" office:value-type="float" office:value="48">
            <text:p>48</text:p>
          </table:table-cell>
          <table:table-cell table:formula="of:=4096-INT(POWER((256-[.A121]); 3)/4096)" office:value-type="float" office:value="3482">
            <text:p>3482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[.A122]*16" office:value-type="float" office:value="1936">
            <text:p>1936</text:p>
          </table:table-cell>
          <table:table-cell table:formula="of:=INT(POWER(1.033026;[.A122])-1)" office:value-type="float" office:value="49">
            <text:p>49</text:p>
          </table:table-cell>
          <table:table-cell table:formula="of:=4096-INT(POWER((256-[.A122]); 3)/4096)" office:value-type="float" office:value="3496">
            <text:p>3496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[.A123]*16" office:value-type="float" office:value="1952">
            <text:p>1952</text:p>
          </table:table-cell>
          <table:table-cell table:formula="of:=INT(POWER(1.033026;[.A123])-1)" office:value-type="float" office:value="51">
            <text:p>51</text:p>
          </table:table-cell>
          <table:table-cell table:formula="of:=4096-INT(POWER((256-[.A123]); 3)/4096)" office:value-type="float" office:value="3509">
            <text:p>3509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[.A124]*16" office:value-type="float" office:value="1968">
            <text:p>1968</text:p>
          </table:table-cell>
          <table:table-cell table:formula="of:=INT(POWER(1.033026;[.A124])-1)" office:value-type="float" office:value="53">
            <text:p>53</text:p>
          </table:table-cell>
          <table:table-cell table:formula="of:=4096-INT(POWER((256-[.A124]); 3)/4096)" office:value-type="float" office:value="3522">
            <text:p>3522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[.A125]*16" office:value-type="float" office:value="1984">
            <text:p>1984</text:p>
          </table:table-cell>
          <table:table-cell table:formula="of:=INT(POWER(1.033026;[.A125])-1)" office:value-type="float" office:value="55">
            <text:p>55</text:p>
          </table:table-cell>
          <table:table-cell table:formula="of:=4096-INT(POWER((256-[.A125]); 3)/4096)" office:value-type="float" office:value="3535">
            <text:p>3535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[.A126]*16" office:value-type="float" office:value="2000">
            <text:p>2000</text:p>
          </table:table-cell>
          <table:table-cell table:formula="of:=INT(POWER(1.033026;[.A126])-1)" office:value-type="float" office:value="57">
            <text:p>57</text:p>
          </table:table-cell>
          <table:table-cell table:formula="of:=4096-INT(POWER((256-[.A126]); 3)/4096)" office:value-type="float" office:value="3548">
            <text:p>3548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[.A127]*16" office:value-type="float" office:value="2016">
            <text:p>2016</text:p>
          </table:table-cell>
          <table:table-cell table:formula="of:=INT(POWER(1.033026;[.A127])-1)" office:value-type="float" office:value="58">
            <text:p>58</text:p>
          </table:table-cell>
          <table:table-cell table:formula="of:=4096-INT(POWER((256-[.A127]); 3)/4096)" office:value-type="float" office:value="3560">
            <text:p>3560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[.A128]*16" office:value-type="float" office:value="2032">
            <text:p>2032</text:p>
          </table:table-cell>
          <table:table-cell table:formula="of:=INT(POWER(1.033026;[.A128])-1)" office:value-type="float" office:value="60">
            <text:p>60</text:p>
          </table:table-cell>
          <table:table-cell table:formula="of:=4096-INT(POWER((256-[.A128]); 3)/4096)" office:value-type="float" office:value="3572">
            <text:p>3572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table:formula="of:=[.A129]*16" office:value-type="float" office:value="2048">
            <text:p>2048</text:p>
          </table:table-cell>
          <table:table-cell table:formula="of:=INT(POWER(1.033026;[.A129])-1)" office:value-type="float" office:value="63">
            <text:p>63</text:p>
          </table:table-cell>
          <table:table-cell table:formula="of:=4096-INT(POWER((256-[.A129]); 3)/4096)" office:value-type="float" office:value="3584">
            <text:p>3584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table:formula="of:=[.A130]*16" office:value-type="float" office:value="2064">
            <text:p>2064</text:p>
          </table:table-cell>
          <table:table-cell table:formula="of:=INT(POWER(1.033026;[.A130])-1)" office:value-type="float" office:value="65">
            <text:p>65</text:p>
          </table:table-cell>
          <table:table-cell table:formula="of:=4096-INT(POWER((256-[.A130]); 3)/4096)" office:value-type="float" office:value="3596">
            <text:p>3596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table:formula="of:=[.A131]*16" office:value-type="float" office:value="2080">
            <text:p>2080</text:p>
          </table:table-cell>
          <table:table-cell table:formula="of:=INT(POWER(1.033026;[.A131])-1)" office:value-type="float" office:value="67">
            <text:p>67</text:p>
          </table:table-cell>
          <table:table-cell table:formula="of:=4096-INT(POWER((256-[.A131]); 3)/4096)" office:value-type="float" office:value="3608">
            <text:p>3608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table:formula="of:=[.A132]*16" office:value-type="float" office:value="2096">
            <text:p>2096</text:p>
          </table:table-cell>
          <table:table-cell table:formula="of:=INT(POWER(1.033026;[.A132])-1)" office:value-type="float" office:value="69">
            <text:p>69</text:p>
          </table:table-cell>
          <table:table-cell table:formula="of:=4096-INT(POWER((256-[.A132]); 3)/4096)" office:value-type="float" office:value="3620">
            <text:p>3620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table:formula="of:=[.A133]*16" office:value-type="float" office:value="2112">
            <text:p>2112</text:p>
          </table:table-cell>
          <table:table-cell table:formula="of:=INT(POWER(1.033026;[.A133])-1)" office:value-type="float" office:value="71">
            <text:p>71</text:p>
          </table:table-cell>
          <table:table-cell table:formula="of:=4096-INT(POWER((256-[.A133]); 3)/4096)" office:value-type="float" office:value="3631">
            <text:p>3631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table:formula="of:=[.A134]*16" office:value-type="float" office:value="2128">
            <text:p>2128</text:p>
          </table:table-cell>
          <table:table-cell table:formula="of:=INT(POWER(1.033026;[.A134])-1)" office:value-type="float" office:value="74">
            <text:p>74</text:p>
          </table:table-cell>
          <table:table-cell table:formula="of:=4096-INT(POWER((256-[.A134]); 3)/4096)" office:value-type="float" office:value="3642">
            <text:p>3642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table:formula="of:=[.A135]*16" office:value-type="float" office:value="2144">
            <text:p>2144</text:p>
          </table:table-cell>
          <table:table-cell table:formula="of:=INT(POWER(1.033026;[.A135])-1)" office:value-type="float" office:value="76">
            <text:p>76</text:p>
          </table:table-cell>
          <table:table-cell table:formula="of:=4096-INT(POWER((256-[.A135]); 3)/4096)" office:value-type="float" office:value="3653">
            <text:p>3653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table:formula="of:=[.A136]*16" office:value-type="float" office:value="2160">
            <text:p>2160</text:p>
          </table:table-cell>
          <table:table-cell table:formula="of:=INT(POWER(1.033026;[.A136])-1)" office:value-type="float" office:value="79">
            <text:p>79</text:p>
          </table:table-cell>
          <table:table-cell table:formula="of:=4096-INT(POWER((256-[.A136]); 3)/4096)" office:value-type="float" office:value="3664">
            <text:p>3664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table:formula="of:=[.A137]*16" office:value-type="float" office:value="2176">
            <text:p>2176</text:p>
          </table:table-cell>
          <table:table-cell table:formula="of:=INT(POWER(1.033026;[.A137])-1)" office:value-type="float" office:value="82">
            <text:p>82</text:p>
          </table:table-cell>
          <table:table-cell table:formula="of:=4096-INT(POWER((256-[.A137]); 3)/4096)" office:value-type="float" office:value="3675">
            <text:p>3675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table:formula="of:=[.A138]*16" office:value-type="float" office:value="2192">
            <text:p>2192</text:p>
          </table:table-cell>
          <table:table-cell table:formula="of:=INT(POWER(1.033026;[.A138])-1)" office:value-type="float" office:value="84">
            <text:p>84</text:p>
          </table:table-cell>
          <table:table-cell table:formula="of:=4096-INT(POWER((256-[.A138]); 3)/4096)" office:value-type="float" office:value="3685">
            <text:p>3685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table:formula="of:=[.A139]*16" office:value-type="float" office:value="2208">
            <text:p>2208</text:p>
          </table:table-cell>
          <table:table-cell table:formula="of:=INT(POWER(1.033026;[.A139])-1)" office:value-type="float" office:value="87">
            <text:p>87</text:p>
          </table:table-cell>
          <table:table-cell table:formula="of:=4096-INT(POWER((256-[.A139]); 3)/4096)" office:value-type="float" office:value="3695">
            <text:p>3695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table:formula="of:=[.A140]*16" office:value-type="float" office:value="2224">
            <text:p>2224</text:p>
          </table:table-cell>
          <table:table-cell table:formula="of:=INT(POWER(1.033026;[.A140])-1)" office:value-type="float" office:value="90">
            <text:p>90</text:p>
          </table:table-cell>
          <table:table-cell table:formula="of:=4096-INT(POWER((256-[.A140]); 3)/4096)" office:value-type="float" office:value="3705">
            <text:p>3705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table:formula="of:=[.A141]*16" office:value-type="float" office:value="2240">
            <text:p>2240</text:p>
          </table:table-cell>
          <table:table-cell table:formula="of:=INT(POWER(1.033026;[.A141])-1)" office:value-type="float" office:value="93">
            <text:p>93</text:p>
          </table:table-cell>
          <table:table-cell table:formula="of:=4096-INT(POWER((256-[.A141]); 3)/4096)" office:value-type="float" office:value="3715">
            <text:p>3715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table:formula="of:=[.A142]*16" office:value-type="float" office:value="2256">
            <text:p>2256</text:p>
          </table:table-cell>
          <table:table-cell table:formula="of:=INT(POWER(1.033026;[.A142])-1)" office:value-type="float" office:value="96">
            <text:p>96</text:p>
          </table:table-cell>
          <table:table-cell table:formula="of:=4096-INT(POWER((256-[.A142]); 3)/4096)" office:value-type="float" office:value="3725">
            <text:p>3725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table:formula="of:=[.A143]*16" office:value-type="float" office:value="2272">
            <text:p>2272</text:p>
          </table:table-cell>
          <table:table-cell table:formula="of:=INT(POWER(1.033026;[.A143])-1)" office:value-type="float" office:value="99">
            <text:p>99</text:p>
          </table:table-cell>
          <table:table-cell table:formula="of:=4096-INT(POWER((256-[.A143]); 3)/4096)" office:value-type="float" office:value="3735">
            <text:p>3735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table:formula="of:=[.A144]*16" office:value-type="float" office:value="2288">
            <text:p>2288</text:p>
          </table:table-cell>
          <table:table-cell table:formula="of:=INT(POWER(1.033026;[.A144])-1)" office:value-type="float" office:value="103">
            <text:p>103</text:p>
          </table:table-cell>
          <table:table-cell table:formula="of:=4096-INT(POWER((256-[.A144]); 3)/4096)" office:value-type="float" office:value="3744">
            <text:p>3744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table:formula="of:=[.A145]*16" office:value-type="float" office:value="2304">
            <text:p>2304</text:p>
          </table:table-cell>
          <table:table-cell table:formula="of:=INT(POWER(1.033026;[.A145])-1)" office:value-type="float" office:value="106">
            <text:p>106</text:p>
          </table:table-cell>
          <table:table-cell table:formula="of:=4096-INT(POWER((256-[.A145]); 3)/4096)" office:value-type="float" office:value="3753">
            <text:p>3753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table:formula="of:=[.A146]*16" office:value-type="float" office:value="2320">
            <text:p>2320</text:p>
          </table:table-cell>
          <table:table-cell table:formula="of:=INT(POWER(1.033026;[.A146])-1)" office:value-type="float" office:value="110">
            <text:p>110</text:p>
          </table:table-cell>
          <table:table-cell table:formula="of:=4096-INT(POWER((256-[.A146]); 3)/4096)" office:value-type="float" office:value="3763">
            <text:p>3763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table:formula="of:=[.A147]*16" office:value-type="float" office:value="2336">
            <text:p>2336</text:p>
          </table:table-cell>
          <table:table-cell table:formula="of:=INT(POWER(1.033026;[.A147])-1)" office:value-type="float" office:value="113">
            <text:p>113</text:p>
          </table:table-cell>
          <table:table-cell table:formula="of:=4096-INT(POWER((256-[.A147]); 3)/4096)" office:value-type="float" office:value="3772">
            <text:p>3772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table:formula="of:=[.A148]*16" office:value-type="float" office:value="2352">
            <text:p>2352</text:p>
          </table:table-cell>
          <table:table-cell table:formula="of:=INT(POWER(1.033026;[.A148])-1)" office:value-type="float" office:value="117">
            <text:p>117</text:p>
          </table:table-cell>
          <table:table-cell table:formula="of:=4096-INT(POWER((256-[.A148]); 3)/4096)" office:value-type="float" office:value="3780">
            <text:p>3780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table:formula="of:=[.A149]*16" office:value-type="float" office:value="2368">
            <text:p>2368</text:p>
          </table:table-cell>
          <table:table-cell table:formula="of:=INT(POWER(1.033026;[.A149])-1)" office:value-type="float" office:value="121">
            <text:p>121</text:p>
          </table:table-cell>
          <table:table-cell table:formula="of:=4096-INT(POWER((256-[.A149]); 3)/4096)" office:value-type="float" office:value="3789">
            <text:p>3789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table:formula="of:=[.A150]*16" office:value-type="float" office:value="2384">
            <text:p>2384</text:p>
          </table:table-cell>
          <table:table-cell table:formula="of:=INT(POWER(1.033026;[.A150])-1)" office:value-type="float" office:value="125">
            <text:p>125</text:p>
          </table:table-cell>
          <table:table-cell table:formula="of:=4096-INT(POWER((256-[.A150]); 3)/4096)" office:value-type="float" office:value="3797">
            <text:p>3797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table:formula="of:=[.A151]*16" office:value-type="float" office:value="2400">
            <text:p>2400</text:p>
          </table:table-cell>
          <table:table-cell table:formula="of:=INT(POWER(1.033026;[.A151])-1)" office:value-type="float" office:value="129">
            <text:p>129</text:p>
          </table:table-cell>
          <table:table-cell table:formula="of:=4096-INT(POWER((256-[.A151]); 3)/4096)" office:value-type="float" office:value="3806">
            <text:p>3806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table:formula="of:=[.A152]*16" office:value-type="float" office:value="2416">
            <text:p>2416</text:p>
          </table:table-cell>
          <table:table-cell table:formula="of:=INT(POWER(1.033026;[.A152])-1)" office:value-type="float" office:value="134">
            <text:p>134</text:p>
          </table:table-cell>
          <table:table-cell table:formula="of:=4096-INT(POWER((256-[.A152]); 3)/4096)" office:value-type="float" office:value="3814">
            <text:p>3814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table:formula="of:=[.A153]*16" office:value-type="float" office:value="2432">
            <text:p>2432</text:p>
          </table:table-cell>
          <table:table-cell table:formula="of:=INT(POWER(1.033026;[.A153])-1)" office:value-type="float" office:value="138">
            <text:p>138</text:p>
          </table:table-cell>
          <table:table-cell table:formula="of:=4096-INT(POWER((256-[.A153]); 3)/4096)" office:value-type="float" office:value="3822">
            <text:p>3822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table:formula="of:=[.A154]*16" office:value-type="float" office:value="2448">
            <text:p>2448</text:p>
          </table:table-cell>
          <table:table-cell table:formula="of:=INT(POWER(1.033026;[.A154])-1)" office:value-type="float" office:value="143">
            <text:p>143</text:p>
          </table:table-cell>
          <table:table-cell table:formula="of:=4096-INT(POWER((256-[.A154]); 3)/4096)" office:value-type="float" office:value="3830">
            <text:p>3830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table:formula="of:=[.A155]*16" office:value-type="float" office:value="2464">
            <text:p>2464</text:p>
          </table:table-cell>
          <table:table-cell table:formula="of:=INT(POWER(1.033026;[.A155])-1)" office:value-type="float" office:value="147">
            <text:p>147</text:p>
          </table:table-cell>
          <table:table-cell table:formula="of:=4096-INT(POWER((256-[.A155]); 3)/4096)" office:value-type="float" office:value="3837">
            <text:p>3837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table:formula="of:=[.A156]*16" office:value-type="float" office:value="2480">
            <text:p>2480</text:p>
          </table:table-cell>
          <table:table-cell table:formula="of:=INT(POWER(1.033026;[.A156])-1)" office:value-type="float" office:value="152">
            <text:p>152</text:p>
          </table:table-cell>
          <table:table-cell table:formula="of:=4096-INT(POWER((256-[.A156]); 3)/4096)" office:value-type="float" office:value="3845">
            <text:p>3845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table:formula="of:=[.A157]*16" office:value-type="float" office:value="2496">
            <text:p>2496</text:p>
          </table:table-cell>
          <table:table-cell table:formula="of:=INT(POWER(1.033026;[.A157])-1)" office:value-type="float" office:value="157">
            <text:p>157</text:p>
          </table:table-cell>
          <table:table-cell table:formula="of:=4096-INT(POWER((256-[.A157]); 3)/4096)" office:value-type="float" office:value="3852">
            <text:p>3852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table:formula="of:=[.A158]*16" office:value-type="float" office:value="2512">
            <text:p>2512</text:p>
          </table:table-cell>
          <table:table-cell table:formula="of:=INT(POWER(1.033026;[.A158])-1)" office:value-type="float" office:value="163">
            <text:p>163</text:p>
          </table:table-cell>
          <table:table-cell table:formula="of:=4096-INT(POWER((256-[.A158]); 3)/4096)" office:value-type="float" office:value="3860">
            <text:p>3860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table:formula="of:=[.A159]*16" office:value-type="float" office:value="2528">
            <text:p>2528</text:p>
          </table:table-cell>
          <table:table-cell table:formula="of:=INT(POWER(1.033026;[.A159])-1)" office:value-type="float" office:value="168">
            <text:p>168</text:p>
          </table:table-cell>
          <table:table-cell table:formula="of:=4096-INT(POWER((256-[.A159]); 3)/4096)" office:value-type="float" office:value="3867">
            <text:p>3867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table:formula="of:=[.A160]*16" office:value-type="float" office:value="2544">
            <text:p>2544</text:p>
          </table:table-cell>
          <table:table-cell table:formula="of:=INT(POWER(1.033026;[.A160])-1)" office:value-type="float" office:value="174">
            <text:p>174</text:p>
          </table:table-cell>
          <table:table-cell table:formula="of:=4096-INT(POWER((256-[.A160]); 3)/4096)" office:value-type="float" office:value="3874">
            <text:p>3874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table:formula="of:=[.A161]*16" office:value-type="float" office:value="2560">
            <text:p>2560</text:p>
          </table:table-cell>
          <table:table-cell table:formula="of:=INT(POWER(1.033026;[.A161])-1)" office:value-type="float" office:value="180">
            <text:p>180</text:p>
          </table:table-cell>
          <table:table-cell table:formula="of:=4096-INT(POWER((256-[.A161]); 3)/4096)" office:value-type="float" office:value="3880">
            <text:p>3880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table:formula="of:=[.A162]*16" office:value-type="float" office:value="2576">
            <text:p>2576</text:p>
          </table:table-cell>
          <table:table-cell table:formula="of:=INT(POWER(1.033026;[.A162])-1)" office:value-type="float" office:value="186">
            <text:p>186</text:p>
          </table:table-cell>
          <table:table-cell table:formula="of:=4096-INT(POWER((256-[.A162]); 3)/4096)" office:value-type="float" office:value="3887">
            <text:p>3887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table:formula="of:=[.A163]*16" office:value-type="float" office:value="2592">
            <text:p>2592</text:p>
          </table:table-cell>
          <table:table-cell table:formula="of:=INT(POWER(1.033026;[.A163])-1)" office:value-type="float" office:value="192">
            <text:p>192</text:p>
          </table:table-cell>
          <table:table-cell table:formula="of:=4096-INT(POWER((256-[.A163]); 3)/4096)" office:value-type="float" office:value="3894">
            <text:p>3894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table:formula="of:=[.A164]*16" office:value-type="float" office:value="2608">
            <text:p>2608</text:p>
          </table:table-cell>
          <table:table-cell table:formula="of:=INT(POWER(1.033026;[.A164])-1)" office:value-type="float" office:value="198">
            <text:p>198</text:p>
          </table:table-cell>
          <table:table-cell table:formula="of:=4096-INT(POWER((256-[.A164]); 3)/4096)" office:value-type="float" office:value="3900">
            <text:p>3900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table:formula="of:=[.A165]*16" office:value-type="float" office:value="2624">
            <text:p>2624</text:p>
          </table:table-cell>
          <table:table-cell table:formula="of:=INT(POWER(1.033026;[.A165])-1)" office:value-type="float" office:value="205">
            <text:p>205</text:p>
          </table:table-cell>
          <table:table-cell table:formula="of:=4096-INT(POWER((256-[.A165]); 3)/4096)" office:value-type="float" office:value="3906">
            <text:p>3906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table:formula="of:=[.A166]*16" office:value-type="float" office:value="2640">
            <text:p>2640</text:p>
          </table:table-cell>
          <table:table-cell table:formula="of:=INT(POWER(1.033026;[.A166])-1)" office:value-type="float" office:value="211">
            <text:p>211</text:p>
          </table:table-cell>
          <table:table-cell table:formula="of:=4096-INT(POWER((256-[.A166]); 3)/4096)" office:value-type="float" office:value="3913">
            <text:p>3913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table:formula="of:=[.A167]*16" office:value-type="float" office:value="2656">
            <text:p>2656</text:p>
          </table:table-cell>
          <table:table-cell table:formula="of:=INT(POWER(1.033026;[.A167])-1)" office:value-type="float" office:value="219">
            <text:p>219</text:p>
          </table:table-cell>
          <table:table-cell table:formula="of:=4096-INT(POWER((256-[.A167]); 3)/4096)" office:value-type="float" office:value="3919">
            <text:p>3919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table:formula="of:=[.A168]*16" office:value-type="float" office:value="2672">
            <text:p>2672</text:p>
          </table:table-cell>
          <table:table-cell table:formula="of:=INT(POWER(1.033026;[.A168])-1)" office:value-type="float" office:value="226">
            <text:p>226</text:p>
          </table:table-cell>
          <table:table-cell table:formula="of:=4096-INT(POWER((256-[.A168]); 3)/4096)" office:value-type="float" office:value="3924">
            <text:p>3924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table:formula="of:=[.A169]*16" office:value-type="float" office:value="2688">
            <text:p>2688</text:p>
          </table:table-cell>
          <table:table-cell table:formula="of:=INT(POWER(1.033026;[.A169])-1)" office:value-type="float" office:value="233">
            <text:p>233</text:p>
          </table:table-cell>
          <table:table-cell table:formula="of:=4096-INT(POWER((256-[.A169]); 3)/4096)" office:value-type="float" office:value="3930">
            <text:p>3930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table:formula="of:=[.A170]*16" office:value-type="float" office:value="2704">
            <text:p>2704</text:p>
          </table:table-cell>
          <table:table-cell table:formula="of:=INT(POWER(1.033026;[.A170])-1)" office:value-type="float" office:value="241">
            <text:p>241</text:p>
          </table:table-cell>
          <table:table-cell table:formula="of:=4096-INT(POWER((256-[.A170]); 3)/4096)" office:value-type="float" office:value="3936">
            <text:p>3936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table:formula="of:=[.A171]*16" office:value-type="float" office:value="2720">
            <text:p>2720</text:p>
          </table:table-cell>
          <table:table-cell table:formula="of:=INT(POWER(1.033026;[.A171])-1)" office:value-type="float" office:value="249">
            <text:p>249</text:p>
          </table:table-cell>
          <table:table-cell table:formula="of:=4096-INT(POWER((256-[.A171]); 3)/4096)" office:value-type="float" office:value="3941">
            <text:p>3941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table:formula="of:=[.A172]*16" office:value-type="float" office:value="2736">
            <text:p>2736</text:p>
          </table:table-cell>
          <table:table-cell table:formula="of:=INT(POWER(1.033026;[.A172])-1)" office:value-type="float" office:value="257">
            <text:p>257</text:p>
          </table:table-cell>
          <table:table-cell table:formula="of:=4096-INT(POWER((256-[.A172]); 3)/4096)" office:value-type="float" office:value="3947">
            <text:p>3947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table:formula="of:=[.A173]*16" office:value-type="float" office:value="2752">
            <text:p>2752</text:p>
          </table:table-cell>
          <table:table-cell table:formula="of:=INT(POWER(1.033026;[.A173])-1)" office:value-type="float" office:value="266">
            <text:p>266</text:p>
          </table:table-cell>
          <table:table-cell table:formula="of:=4096-INT(POWER((256-[.A173]); 3)/4096)" office:value-type="float" office:value="3952">
            <text:p>3952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table:formula="of:=[.A174]*16" office:value-type="float" office:value="2768">
            <text:p>2768</text:p>
          </table:table-cell>
          <table:table-cell table:formula="of:=INT(POWER(1.033026;[.A174])-1)" office:value-type="float" office:value="275">
            <text:p>275</text:p>
          </table:table-cell>
          <table:table-cell table:formula="of:=4096-INT(POWER((256-[.A174]); 3)/4096)" office:value-type="float" office:value="3957">
            <text:p>3957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table:formula="of:=[.A175]*16" office:value-type="float" office:value="2784">
            <text:p>2784</text:p>
          </table:table-cell>
          <table:table-cell table:formula="of:=INT(POWER(1.033026;[.A175])-1)" office:value-type="float" office:value="284">
            <text:p>284</text:p>
          </table:table-cell>
          <table:table-cell table:formula="of:=4096-INT(POWER((256-[.A175]); 3)/4096)" office:value-type="float" office:value="3962">
            <text:p>3962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table:formula="of:=[.A176]*16" office:value-type="float" office:value="2800">
            <text:p>2800</text:p>
          </table:table-cell>
          <table:table-cell table:formula="of:=INT(POWER(1.033026;[.A176])-1)" office:value-type="float" office:value="293">
            <text:p>293</text:p>
          </table:table-cell>
          <table:table-cell table:formula="of:=4096-INT(POWER((256-[.A176]); 3)/4096)" office:value-type="float" office:value="3967">
            <text:p>3967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table:formula="of:=[.A177]*16" office:value-type="float" office:value="2816">
            <text:p>2816</text:p>
          </table:table-cell>
          <table:table-cell table:formula="of:=INT(POWER(1.033026;[.A177])-1)" office:value-type="float" office:value="303">
            <text:p>303</text:p>
          </table:table-cell>
          <table:table-cell table:formula="of:=4096-INT(POWER((256-[.A177]); 3)/4096)" office:value-type="float" office:value="3971">
            <text:p>3971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table:formula="of:=[.A178]*16" office:value-type="float" office:value="2832">
            <text:p>2832</text:p>
          </table:table-cell>
          <table:table-cell table:formula="of:=INT(POWER(1.033026;[.A178])-1)" office:value-type="float" office:value="313">
            <text:p>313</text:p>
          </table:table-cell>
          <table:table-cell table:formula="of:=4096-INT(POWER((256-[.A178]); 3)/4096)" office:value-type="float" office:value="3976">
            <text:p>3976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table:formula="of:=[.A179]*16" office:value-type="float" office:value="2848">
            <text:p>2848</text:p>
          </table:table-cell>
          <table:table-cell table:formula="of:=INT(POWER(1.033026;[.A179])-1)" office:value-type="float" office:value="323">
            <text:p>323</text:p>
          </table:table-cell>
          <table:table-cell table:formula="of:=4096-INT(POWER((256-[.A179]); 3)/4096)" office:value-type="float" office:value="3981">
            <text:p>3981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table:formula="of:=[.A180]*16" office:value-type="float" office:value="2864">
            <text:p>2864</text:p>
          </table:table-cell>
          <table:table-cell table:formula="of:=INT(POWER(1.033026;[.A180])-1)" office:value-type="float" office:value="334">
            <text:p>334</text:p>
          </table:table-cell>
          <table:table-cell table:formula="of:=4096-INT(POWER((256-[.A180]); 3)/4096)" office:value-type="float" office:value="3985">
            <text:p>3985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table:formula="of:=[.A181]*16" office:value-type="float" office:value="2880">
            <text:p>2880</text:p>
          </table:table-cell>
          <table:table-cell table:formula="of:=INT(POWER(1.033026;[.A181])-1)" office:value-type="float" office:value="345">
            <text:p>345</text:p>
          </table:table-cell>
          <table:table-cell table:formula="of:=4096-INT(POWER((256-[.A181]); 3)/4096)" office:value-type="float" office:value="3989">
            <text:p>3989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table:formula="of:=[.A182]*16" office:value-type="float" office:value="2896">
            <text:p>2896</text:p>
          </table:table-cell>
          <table:table-cell table:formula="of:=INT(POWER(1.033026;[.A182])-1)" office:value-type="float" office:value="357">
            <text:p>357</text:p>
          </table:table-cell>
          <table:table-cell table:formula="of:=4096-INT(POWER((256-[.A182]); 3)/4096)" office:value-type="float" office:value="3994">
            <text:p>3994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table:formula="of:=[.A183]*16" office:value-type="float" office:value="2912">
            <text:p>2912</text:p>
          </table:table-cell>
          <table:table-cell table:formula="of:=INT(POWER(1.033026;[.A183])-1)" office:value-type="float" office:value="369">
            <text:p>369</text:p>
          </table:table-cell>
          <table:table-cell table:formula="of:=4096-INT(POWER((256-[.A183]); 3)/4096)" office:value-type="float" office:value="3998">
            <text:p>3998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table:formula="of:=[.A184]*16" office:value-type="float" office:value="2928">
            <text:p>2928</text:p>
          </table:table-cell>
          <table:table-cell table:formula="of:=INT(POWER(1.033026;[.A184])-1)" office:value-type="float" office:value="381">
            <text:p>381</text:p>
          </table:table-cell>
          <table:table-cell table:formula="of:=4096-INT(POWER((256-[.A184]); 3)/4096)" office:value-type="float" office:value="4002">
            <text:p>4002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table:formula="of:=[.A185]*16" office:value-type="float" office:value="2944">
            <text:p>2944</text:p>
          </table:table-cell>
          <table:table-cell table:formula="of:=INT(POWER(1.033026;[.A185])-1)" office:value-type="float" office:value="393">
            <text:p>393</text:p>
          </table:table-cell>
          <table:table-cell table:formula="of:=4096-INT(POWER((256-[.A185]); 3)/4096)" office:value-type="float" office:value="4005">
            <text:p>4005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table:formula="of:=[.A186]*16" office:value-type="float" office:value="2960">
            <text:p>2960</text:p>
          </table:table-cell>
          <table:table-cell table:formula="of:=INT(POWER(1.033026;[.A186])-1)" office:value-type="float" office:value="406">
            <text:p>406</text:p>
          </table:table-cell>
          <table:table-cell table:formula="of:=4096-INT(POWER((256-[.A186]); 3)/4096)" office:value-type="float" office:value="4009">
            <text:p>4009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table:formula="of:=[.A187]*16" office:value-type="float" office:value="2976">
            <text:p>2976</text:p>
          </table:table-cell>
          <table:table-cell table:formula="of:=INT(POWER(1.033026;[.A187])-1)" office:value-type="float" office:value="420">
            <text:p>420</text:p>
          </table:table-cell>
          <table:table-cell table:formula="of:=4096-INT(POWER((256-[.A187]); 3)/4096)" office:value-type="float" office:value="4013">
            <text:p>4013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table:formula="of:=[.A188]*16" office:value-type="float" office:value="2992">
            <text:p>2992</text:p>
          </table:table-cell>
          <table:table-cell table:formula="of:=INT(POWER(1.033026;[.A188])-1)" office:value-type="float" office:value="434">
            <text:p>434</text:p>
          </table:table-cell>
          <table:table-cell table:formula="of:=4096-INT(POWER((256-[.A188]); 3)/4096)" office:value-type="float" office:value="4016">
            <text:p>4016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table:formula="of:=[.A189]*16" office:value-type="float" office:value="3008">
            <text:p>3008</text:p>
          </table:table-cell>
          <table:table-cell table:formula="of:=INT(POWER(1.033026;[.A189])-1)" office:value-type="float" office:value="448">
            <text:p>448</text:p>
          </table:table-cell>
          <table:table-cell table:formula="of:=4096-INT(POWER((256-[.A189]); 3)/4096)" office:value-type="float" office:value="4020">
            <text:p>4020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table:formula="of:=[.A190]*16" office:value-type="float" office:value="3024">
            <text:p>3024</text:p>
          </table:table-cell>
          <table:table-cell table:formula="of:=INT(POWER(1.033026;[.A190])-1)" office:value-type="float" office:value="463">
            <text:p>463</text:p>
          </table:table-cell>
          <table:table-cell table:formula="of:=4096-INT(POWER((256-[.A190]); 3)/4096)" office:value-type="float" office:value="4023">
            <text:p>4023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table:formula="of:=[.A191]*16" office:value-type="float" office:value="3040">
            <text:p>3040</text:p>
          </table:table-cell>
          <table:table-cell table:formula="of:=INT(POWER(1.033026;[.A191])-1)" office:value-type="float" office:value="478">
            <text:p>478</text:p>
          </table:table-cell>
          <table:table-cell table:formula="of:=4096-INT(POWER((256-[.A191]); 3)/4096)" office:value-type="float" office:value="4026">
            <text:p>4026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table:formula="of:=[.A192]*16" office:value-type="float" office:value="3056">
            <text:p>3056</text:p>
          </table:table-cell>
          <table:table-cell table:formula="of:=INT(POWER(1.033026;[.A192])-1)" office:value-type="float" office:value="494">
            <text:p>494</text:p>
          </table:table-cell>
          <table:table-cell table:formula="of:=4096-INT(POWER((256-[.A192]); 3)/4096)" office:value-type="float" office:value="4029">
            <text:p>4029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table:formula="of:=[.A193]*16" office:value-type="float" office:value="3072">
            <text:p>3072</text:p>
          </table:table-cell>
          <table:table-cell table:formula="of:=INT(POWER(1.033026;[.A193])-1)" office:value-type="float" office:value="511">
            <text:p>511</text:p>
          </table:table-cell>
          <table:table-cell table:formula="of:=4096-INT(POWER((256-[.A193]); 3)/4096)" office:value-type="float" office:value="4032">
            <text:p>4032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table:formula="of:=[.A194]*16" office:value-type="float" office:value="3088">
            <text:p>3088</text:p>
          </table:table-cell>
          <table:table-cell table:formula="of:=INT(POWER(1.033026;[.A194])-1)" office:value-type="float" office:value="528">
            <text:p>528</text:p>
          </table:table-cell>
          <table:table-cell table:formula="of:=4096-INT(POWER((256-[.A194]); 3)/4096)" office:value-type="float" office:value="4035">
            <text:p>4035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table:formula="of:=[.A195]*16" office:value-type="float" office:value="3104">
            <text:p>3104</text:p>
          </table:table-cell>
          <table:table-cell table:formula="of:=INT(POWER(1.033026;[.A195])-1)" office:value-type="float" office:value="545">
            <text:p>545</text:p>
          </table:table-cell>
          <table:table-cell table:formula="of:=4096-INT(POWER((256-[.A195]); 3)/4096)" office:value-type="float" office:value="4038">
            <text:p>4038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table:formula="of:=[.A196]*16" office:value-type="float" office:value="3120">
            <text:p>3120</text:p>
          </table:table-cell>
          <table:table-cell table:formula="of:=INT(POWER(1.033026;[.A196])-1)" office:value-type="float" office:value="563">
            <text:p>563</text:p>
          </table:table-cell>
          <table:table-cell table:formula="of:=4096-INT(POWER((256-[.A196]); 3)/4096)" office:value-type="float" office:value="4041">
            <text:p>4041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table:formula="of:=[.A197]*16" office:value-type="float" office:value="3136">
            <text:p>3136</text:p>
          </table:table-cell>
          <table:table-cell table:formula="of:=INT(POWER(1.033026;[.A197])-1)" office:value-type="float" office:value="582">
            <text:p>582</text:p>
          </table:table-cell>
          <table:table-cell table:formula="of:=4096-INT(POWER((256-[.A197]); 3)/4096)" office:value-type="float" office:value="4044">
            <text:p>4044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table:formula="of:=[.A198]*16" office:value-type="float" office:value="3152">
            <text:p>3152</text:p>
          </table:table-cell>
          <table:table-cell table:formula="of:=INT(POWER(1.033026;[.A198])-1)" office:value-type="float" office:value="601">
            <text:p>601</text:p>
          </table:table-cell>
          <table:table-cell table:formula="of:=4096-INT(POWER((256-[.A198]); 3)/4096)" office:value-type="float" office:value="4046">
            <text:p>4046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table:formula="of:=[.A199]*16" office:value-type="float" office:value="3168">
            <text:p>3168</text:p>
          </table:table-cell>
          <table:table-cell table:formula="of:=INT(POWER(1.033026;[.A199])-1)" office:value-type="float" office:value="621">
            <text:p>621</text:p>
          </table:table-cell>
          <table:table-cell table:formula="of:=4096-INT(POWER((256-[.A199]); 3)/4096)" office:value-type="float" office:value="4049">
            <text:p>4049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table:formula="of:=[.A200]*16" office:value-type="float" office:value="3184">
            <text:p>3184</text:p>
          </table:table-cell>
          <table:table-cell table:formula="of:=INT(POWER(1.033026;[.A200])-1)" office:value-type="float" office:value="641">
            <text:p>641</text:p>
          </table:table-cell>
          <table:table-cell table:formula="of:=4096-INT(POWER((256-[.A200]); 3)/4096)" office:value-type="float" office:value="4051">
            <text:p>4051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table:formula="of:=[.A201]*16" office:value-type="float" office:value="3200">
            <text:p>3200</text:p>
          </table:table-cell>
          <table:table-cell table:formula="of:=INT(POWER(1.033026;[.A201])-1)" office:value-type="float" office:value="663">
            <text:p>663</text:p>
          </table:table-cell>
          <table:table-cell table:formula="of:=4096-INT(POWER((256-[.A201]); 3)/4096)" office:value-type="float" office:value="4054">
            <text:p>4054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table:formula="of:=[.A202]*16" office:value-type="float" office:value="3216">
            <text:p>3216</text:p>
          </table:table-cell>
          <table:table-cell table:formula="of:=INT(POWER(1.033026;[.A202])-1)" office:value-type="float" office:value="685">
            <text:p>685</text:p>
          </table:table-cell>
          <table:table-cell table:formula="of:=4096-INT(POWER((256-[.A202]); 3)/4096)" office:value-type="float" office:value="4056">
            <text:p>4056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table:formula="of:=[.A203]*16" office:value-type="float" office:value="3232">
            <text:p>3232</text:p>
          </table:table-cell>
          <table:table-cell table:formula="of:=INT(POWER(1.033026;[.A203])-1)" office:value-type="float" office:value="707">
            <text:p>707</text:p>
          </table:table-cell>
          <table:table-cell table:formula="of:=4096-INT(POWER((256-[.A203]); 3)/4096)" office:value-type="float" office:value="4058">
            <text:p>4058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table:formula="of:=[.A204]*16" office:value-type="float" office:value="3248">
            <text:p>3248</text:p>
          </table:table-cell>
          <table:table-cell table:formula="of:=INT(POWER(1.033026;[.A204])-1)" office:value-type="float" office:value="731">
            <text:p>731</text:p>
          </table:table-cell>
          <table:table-cell table:formula="of:=4096-INT(POWER((256-[.A204]); 3)/4096)" office:value-type="float" office:value="4060">
            <text:p>4060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table:formula="of:=[.A205]*16" office:value-type="float" office:value="3264">
            <text:p>3264</text:p>
          </table:table-cell>
          <table:table-cell table:formula="of:=INT(POWER(1.033026;[.A205])-1)" office:value-type="float" office:value="755">
            <text:p>755</text:p>
          </table:table-cell>
          <table:table-cell table:formula="of:=4096-INT(POWER((256-[.A205]); 3)/4096)" office:value-type="float" office:value="4062">
            <text:p>4062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table:formula="of:=[.A206]*16" office:value-type="float" office:value="3280">
            <text:p>3280</text:p>
          </table:table-cell>
          <table:table-cell table:formula="of:=INT(POWER(1.033026;[.A206])-1)" office:value-type="float" office:value="780">
            <text:p>780</text:p>
          </table:table-cell>
          <table:table-cell table:formula="of:=4096-INT(POWER((256-[.A206]); 3)/4096)" office:value-type="float" office:value="4064">
            <text:p>4064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table:formula="of:=[.A207]*16" office:value-type="float" office:value="3296">
            <text:p>3296</text:p>
          </table:table-cell>
          <table:table-cell table:formula="of:=INT(POWER(1.033026;[.A207])-1)" office:value-type="float" office:value="806">
            <text:p>806</text:p>
          </table:table-cell>
          <table:table-cell table:formula="of:=4096-INT(POWER((256-[.A207]); 3)/4096)" office:value-type="float" office:value="4066">
            <text:p>4066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table:formula="of:=[.A208]*16" office:value-type="float" office:value="3312">
            <text:p>3312</text:p>
          </table:table-cell>
          <table:table-cell table:formula="of:=INT(POWER(1.033026;[.A208])-1)" office:value-type="float" office:value="832">
            <text:p>832</text:p>
          </table:table-cell>
          <table:table-cell table:formula="of:=4096-INT(POWER((256-[.A208]); 3)/4096)" office:value-type="float" office:value="4068">
            <text:p>4068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table:formula="of:=[.A209]*16" office:value-type="float" office:value="3328">
            <text:p>3328</text:p>
          </table:table-cell>
          <table:table-cell table:formula="of:=INT(POWER(1.033026;[.A209])-1)" office:value-type="float" office:value="860">
            <text:p>860</text:p>
          </table:table-cell>
          <table:table-cell table:formula="of:=4096-INT(POWER((256-[.A209]); 3)/4096)" office:value-type="float" office:value="4069">
            <text:p>4069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table:formula="of:=[.A210]*16" office:value-type="float" office:value="3344">
            <text:p>3344</text:p>
          </table:table-cell>
          <table:table-cell table:formula="of:=INT(POWER(1.033026;[.A210])-1)" office:value-type="float" office:value="888">
            <text:p>888</text:p>
          </table:table-cell>
          <table:table-cell table:formula="of:=4096-INT(POWER((256-[.A210]); 3)/4096)" office:value-type="float" office:value="4071">
            <text:p>4071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table:formula="of:=[.A211]*16" office:value-type="float" office:value="3360">
            <text:p>3360</text:p>
          </table:table-cell>
          <table:table-cell table:formula="of:=INT(POWER(1.033026;[.A211])-1)" office:value-type="float" office:value="918">
            <text:p>918</text:p>
          </table:table-cell>
          <table:table-cell table:formula="of:=4096-INT(POWER((256-[.A211]); 3)/4096)" office:value-type="float" office:value="4073">
            <text:p>4073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table:formula="of:=[.A212]*16" office:value-type="float" office:value="3376">
            <text:p>3376</text:p>
          </table:table-cell>
          <table:table-cell table:formula="of:=INT(POWER(1.033026;[.A212])-1)" office:value-type="float" office:value="948">
            <text:p>948</text:p>
          </table:table-cell>
          <table:table-cell table:formula="of:=4096-INT(POWER((256-[.A212]); 3)/4096)" office:value-type="float" office:value="4074">
            <text:p>4074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table:formula="of:=[.A213]*16" office:value-type="float" office:value="3392">
            <text:p>3392</text:p>
          </table:table-cell>
          <table:table-cell table:formula="of:=INT(POWER(1.033026;[.A213])-1)" office:value-type="float" office:value="979">
            <text:p>979</text:p>
          </table:table-cell>
          <table:table-cell table:formula="of:=4096-INT(POWER((256-[.A213]); 3)/4096)" office:value-type="float" office:value="4076">
            <text:p>4076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table:formula="of:=[.A214]*16" office:value-type="float" office:value="3408">
            <text:p>3408</text:p>
          </table:table-cell>
          <table:table-cell table:formula="of:=INT(POWER(1.033026;[.A214])-1)" office:value-type="float" office:value="1012">
            <text:p>1012</text:p>
          </table:table-cell>
          <table:table-cell table:formula="of:=4096-INT(POWER((256-[.A214]); 3)/4096)" office:value-type="float" office:value="4077">
            <text:p>4077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table:formula="of:=[.A215]*16" office:value-type="float" office:value="3424">
            <text:p>3424</text:p>
          </table:table-cell>
          <table:table-cell table:formula="of:=INT(POWER(1.033026;[.A215])-1)" office:value-type="float" office:value="1045">
            <text:p>1045</text:p>
          </table:table-cell>
          <table:table-cell table:formula="of:=4096-INT(POWER((256-[.A215]); 3)/4096)" office:value-type="float" office:value="4078">
            <text:p>4078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table:formula="of:=[.A216]*16" office:value-type="float" office:value="3440">
            <text:p>3440</text:p>
          </table:table-cell>
          <table:table-cell table:formula="of:=INT(POWER(1.033026;[.A216])-1)" office:value-type="float" office:value="1080">
            <text:p>1080</text:p>
          </table:table-cell>
          <table:table-cell table:formula="of:=4096-INT(POWER((256-[.A216]); 3)/4096)" office:value-type="float" office:value="4080">
            <text:p>4080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table:formula="of:=[.A217]*16" office:value-type="float" office:value="3456">
            <text:p>3456</text:p>
          </table:table-cell>
          <table:table-cell table:formula="of:=INT(POWER(1.033026;[.A217])-1)" office:value-type="float" office:value="1115">
            <text:p>1115</text:p>
          </table:table-cell>
          <table:table-cell table:formula="of:=4096-INT(POWER((256-[.A217]); 3)/4096)" office:value-type="float" office:value="4081">
            <text:p>4081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table:formula="of:=[.A218]*16" office:value-type="float" office:value="3472">
            <text:p>3472</text:p>
          </table:table-cell>
          <table:table-cell table:formula="of:=INT(POWER(1.033026;[.A218])-1)" office:value-type="float" office:value="1152">
            <text:p>1152</text:p>
          </table:table-cell>
          <table:table-cell table:formula="of:=4096-INT(POWER((256-[.A218]); 3)/4096)" office:value-type="float" office:value="4082">
            <text:p>4082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table:formula="of:=[.A219]*16" office:value-type="float" office:value="3488">
            <text:p>3488</text:p>
          </table:table-cell>
          <table:table-cell table:formula="of:=INT(POWER(1.033026;[.A219])-1)" office:value-type="float" office:value="1190">
            <text:p>1190</text:p>
          </table:table-cell>
          <table:table-cell table:formula="of:=4096-INT(POWER((256-[.A219]); 3)/4096)" office:value-type="float" office:value="4083">
            <text:p>4083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table:formula="of:=[.A220]*16" office:value-type="float" office:value="3504">
            <text:p>3504</text:p>
          </table:table-cell>
          <table:table-cell table:formula="of:=INT(POWER(1.033026;[.A220])-1)" office:value-type="float" office:value="1230">
            <text:p>1230</text:p>
          </table:table-cell>
          <table:table-cell table:formula="of:=4096-INT(POWER((256-[.A220]); 3)/4096)" office:value-type="float" office:value="4084">
            <text:p>4084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table:formula="of:=[.A221]*16" office:value-type="float" office:value="3520">
            <text:p>3520</text:p>
          </table:table-cell>
          <table:table-cell table:formula="of:=INT(POWER(1.033026;[.A221])-1)" office:value-type="float" office:value="1270">
            <text:p>1270</text:p>
          </table:table-cell>
          <table:table-cell table:formula="of:=4096-INT(POWER((256-[.A221]); 3)/4096)" office:value-type="float" office:value="4085">
            <text:p>4085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table:formula="of:=[.A222]*16" office:value-type="float" office:value="3536">
            <text:p>3536</text:p>
          </table:table-cell>
          <table:table-cell table:formula="of:=INT(POWER(1.033026;[.A222])-1)" office:value-type="float" office:value="1312">
            <text:p>1312</text:p>
          </table:table-cell>
          <table:table-cell table:formula="of:=4096-INT(POWER((256-[.A222]); 3)/4096)" office:value-type="float" office:value="4086">
            <text:p>4086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table:formula="of:=[.A223]*16" office:value-type="float" office:value="3552">
            <text:p>3552</text:p>
          </table:table-cell>
          <table:table-cell table:formula="of:=INT(POWER(1.033026;[.A223])-1)" office:value-type="float" office:value="1356">
            <text:p>1356</text:p>
          </table:table-cell>
          <table:table-cell table:formula="of:=4096-INT(POWER((256-[.A223]); 3)/4096)" office:value-type="float" office:value="4087">
            <text:p>4087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table:formula="of:=[.A224]*16" office:value-type="float" office:value="3568">
            <text:p>3568</text:p>
          </table:table-cell>
          <table:table-cell table:formula="of:=INT(POWER(1.033026;[.A224])-1)" office:value-type="float" office:value="1401">
            <text:p>1401</text:p>
          </table:table-cell>
          <table:table-cell table:formula="of:=4096-INT(POWER((256-[.A224]); 3)/4096)" office:value-type="float" office:value="4088">
            <text:p>4088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table:formula="of:=[.A225]*16" office:value-type="float" office:value="3584">
            <text:p>3584</text:p>
          </table:table-cell>
          <table:table-cell table:formula="of:=INT(POWER(1.033026;[.A225])-1)" office:value-type="float" office:value="1447">
            <text:p>1447</text:p>
          </table:table-cell>
          <table:table-cell table:formula="of:=4096-INT(POWER((256-[.A225]); 3)/4096)" office:value-type="float" office:value="4088">
            <text:p>4088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table:formula="of:=[.A226]*16" office:value-type="float" office:value="3600">
            <text:p>3600</text:p>
          </table:table-cell>
          <table:table-cell table:formula="of:=INT(POWER(1.033026;[.A226])-1)" office:value-type="float" office:value="1495">
            <text:p>1495</text:p>
          </table:table-cell>
          <table:table-cell table:formula="of:=4096-INT(POWER((256-[.A226]); 3)/4096)" office:value-type="float" office:value="4089">
            <text:p>4089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table:formula="of:=[.A227]*16" office:value-type="float" office:value="3616">
            <text:p>3616</text:p>
          </table:table-cell>
          <table:table-cell table:formula="of:=INT(POWER(1.033026;[.A227])-1)" office:value-type="float" office:value="1544">
            <text:p>1544</text:p>
          </table:table-cell>
          <table:table-cell table:formula="of:=4096-INT(POWER((256-[.A227]); 3)/4096)" office:value-type="float" office:value="4090">
            <text:p>4090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table:formula="of:=[.A228]*16" office:value-type="float" office:value="3632">
            <text:p>3632</text:p>
          </table:table-cell>
          <table:table-cell table:formula="of:=INT(POWER(1.033026;[.A228])-1)" office:value-type="float" office:value="1595">
            <text:p>1595</text:p>
          </table:table-cell>
          <table:table-cell table:formula="of:=4096-INT(POWER((256-[.A228]); 3)/4096)" office:value-type="float" office:value="4091">
            <text:p>4091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table:formula="of:=[.A229]*16" office:value-type="float" office:value="3648">
            <text:p>3648</text:p>
          </table:table-cell>
          <table:table-cell table:formula="of:=INT(POWER(1.033026;[.A229])-1)" office:value-type="float" office:value="1648">
            <text:p>1648</text:p>
          </table:table-cell>
          <table:table-cell table:formula="of:=4096-INT(POWER((256-[.A229]); 3)/4096)" office:value-type="float" office:value="4091">
            <text:p>4091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table:formula="of:=[.A230]*16" office:value-type="float" office:value="3664">
            <text:p>3664</text:p>
          </table:table-cell>
          <table:table-cell table:formula="of:=INT(POWER(1.033026;[.A230])-1)" office:value-type="float" office:value="1703">
            <text:p>1703</text:p>
          </table:table-cell>
          <table:table-cell table:formula="of:=4096-INT(POWER((256-[.A230]); 3)/4096)" office:value-type="float" office:value="4092">
            <text:p>4092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table:formula="of:=[.A231]*16" office:value-type="float" office:value="3680">
            <text:p>3680</text:p>
          </table:table-cell>
          <table:table-cell table:formula="of:=INT(POWER(1.033026;[.A231])-1)" office:value-type="float" office:value="1759">
            <text:p>1759</text:p>
          </table:table-cell>
          <table:table-cell table:formula="of:=4096-INT(POWER((256-[.A231]); 3)/4096)" office:value-type="float" office:value="4092">
            <text:p>4092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table:formula="of:=[.A232]*16" office:value-type="float" office:value="3696">
            <text:p>3696</text:p>
          </table:table-cell>
          <table:table-cell table:formula="of:=INT(POWER(1.033026;[.A232])-1)" office:value-type="float" office:value="1817">
            <text:p>1817</text:p>
          </table:table-cell>
          <table:table-cell table:formula="of:=4096-INT(POWER((256-[.A232]); 3)/4096)" office:value-type="float" office:value="4093">
            <text:p>4093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table:formula="of:=[.A233]*16" office:value-type="float" office:value="3712">
            <text:p>3712</text:p>
          </table:table-cell>
          <table:table-cell table:formula="of:=INT(POWER(1.033026;[.A233])-1)" office:value-type="float" office:value="1877">
            <text:p>1877</text:p>
          </table:table-cell>
          <table:table-cell table:formula="of:=4096-INT(POWER((256-[.A233]); 3)/4096)" office:value-type="float" office:value="4093">
            <text:p>4093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table:formula="of:=[.A234]*16" office:value-type="float" office:value="3728">
            <text:p>3728</text:p>
          </table:table-cell>
          <table:table-cell table:formula="of:=INT(POWER(1.033026;[.A234])-1)" office:value-type="float" office:value="1939">
            <text:p>1939</text:p>
          </table:table-cell>
          <table:table-cell table:formula="of:=4096-INT(POWER((256-[.A234]); 3)/4096)" office:value-type="float" office:value="4094">
            <text:p>4094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table:formula="of:=[.A235]*16" office:value-type="float" office:value="3744">
            <text:p>3744</text:p>
          </table:table-cell>
          <table:table-cell table:formula="of:=INT(POWER(1.033026;[.A235])-1)" office:value-type="float" office:value="2003">
            <text:p>2003</text:p>
          </table:table-cell>
          <table:table-cell table:formula="of:=4096-INT(POWER((256-[.A235]); 3)/4096)" office:value-type="float" office:value="4094">
            <text:p>4094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table:formula="of:=[.A236]*16" office:value-type="float" office:value="3760">
            <text:p>3760</text:p>
          </table:table-cell>
          <table:table-cell table:formula="of:=INT(POWER(1.033026;[.A236])-1)" office:value-type="float" office:value="2069">
            <text:p>2069</text:p>
          </table:table-cell>
          <table:table-cell table:formula="of:=4096-INT(POWER((256-[.A236]); 3)/4096)" office:value-type="float" office:value="4094">
            <text:p>4094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table:formula="of:=[.A237]*16" office:value-type="float" office:value="3776">
            <text:p>3776</text:p>
          </table:table-cell>
          <table:table-cell table:formula="of:=INT(POWER(1.033026;[.A237])-1)" office:value-type="float" office:value="2138">
            <text:p>2138</text:p>
          </table:table-cell>
          <table:table-cell table:formula="of:=4096-INT(POWER((256-[.A237]); 3)/4096)" office:value-type="float" office:value="4095">
            <text:p>4095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table:formula="of:=[.A238]*16" office:value-type="float" office:value="3792">
            <text:p>3792</text:p>
          </table:table-cell>
          <table:table-cell table:formula="of:=INT(POWER(1.033026;[.A238])-1)" office:value-type="float" office:value="2208">
            <text:p>2208</text:p>
          </table:table-cell>
          <table:table-cell table:formula="of:=4096-INT(POWER((256-[.A238]); 3)/4096)" office:value-type="float" office:value="4095">
            <text:p>4095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table:formula="of:=[.A239]*16" office:value-type="float" office:value="3808">
            <text:p>3808</text:p>
          </table:table-cell>
          <table:table-cell table:formula="of:=INT(POWER(1.033026;[.A239])-1)" office:value-type="float" office:value="2281">
            <text:p>2281</text:p>
          </table:table-cell>
          <table:table-cell table:formula="of:=4096-INT(POWER((256-[.A239]); 3)/4096)" office:value-type="float" office:value="4095">
            <text:p>4095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table:formula="of:=[.A240]*16" office:value-type="float" office:value="3824">
            <text:p>3824</text:p>
          </table:table-cell>
          <table:table-cell table:formula="of:=INT(POWER(1.033026;[.A240])-1)" office:value-type="float" office:value="2357">
            <text:p>2357</text:p>
          </table:table-cell>
          <table:table-cell table:formula="of:=4096-INT(POWER((256-[.A240]); 3)/4096)" office:value-type="float" office:value="4095">
            <text:p>4095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table:formula="of:=[.A241]*16" office:value-type="float" office:value="3840">
            <text:p>3840</text:p>
          </table:table-cell>
          <table:table-cell table:formula="of:=INT(POWER(1.033026;[.A241])-1)" office:value-type="float" office:value="2435">
            <text:p>2435</text:p>
          </table:table-cell>
          <table:table-cell table:formula="of:=4096-INT(POWER((256-[.A241]); 3)/4096)" office:value-type="float" office:value="4095">
            <text:p>4095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table:formula="of:=[.A242]*16" office:value-type="float" office:value="3856">
            <text:p>3856</text:p>
          </table:table-cell>
          <table:table-cell table:formula="of:=INT(POWER(1.033026;[.A242])-1)" office:value-type="float" office:value="2515">
            <text:p>2515</text:p>
          </table:table-cell>
          <table:table-cell table:formula="of:=4096-INT(POWER((256-[.A242]); 3)/4096)" office:value-type="float" office:value="4096">
            <text:p>4096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table:formula="of:=[.A243]*16" office:value-type="float" office:value="3872">
            <text:p>3872</text:p>
          </table:table-cell>
          <table:table-cell table:formula="of:=INT(POWER(1.033026;[.A243])-1)" office:value-type="float" office:value="2598">
            <text:p>2598</text:p>
          </table:table-cell>
          <table:table-cell table:formula="of:=4096-INT(POWER((256-[.A243]); 3)/4096)" office:value-type="float" office:value="4096">
            <text:p>4096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table:formula="of:=[.A244]*16" office:value-type="float" office:value="3888">
            <text:p>3888</text:p>
          </table:table-cell>
          <table:table-cell table:formula="of:=INT(POWER(1.033026;[.A244])-1)" office:value-type="float" office:value="2684">
            <text:p>2684</text:p>
          </table:table-cell>
          <table:table-cell table:formula="of:=4096-INT(POWER((256-[.A244]); 3)/4096)" office:value-type="float" office:value="4096">
            <text:p>4096</text:p>
          </table:table-cell>
        </table:table-row>
        <table:table-row table:style-name="ro1">
          <table:table-cell table:formula="of:=[.A244]+1" office:value-type="float" office:value="244">
            <text:p>244</text:p>
          </table:table-cell>
          <table:table-cell table:formula="of:=[.A245]*16" office:value-type="float" office:value="3904">
            <text:p>3904</text:p>
          </table:table-cell>
          <table:table-cell table:formula="of:=INT(POWER(1.033026;[.A245])-1)" office:value-type="float" office:value="2773">
            <text:p>2773</text:p>
          </table:table-cell>
          <table:table-cell table:formula="of:=4096-INT(POWER((256-[.A245]); 3)/4096)" office:value-type="float" office:value="4096">
            <text:p>4096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table:formula="of:=[.A246]*16" office:value-type="float" office:value="3920">
            <text:p>3920</text:p>
          </table:table-cell>
          <table:table-cell table:formula="of:=INT(POWER(1.033026;[.A246])-1)" office:value-type="float" office:value="2864">
            <text:p>2864</text:p>
          </table:table-cell>
          <table:table-cell table:formula="of:=4096-INT(POWER((256-[.A246]); 3)/4096)" office:value-type="float" office:value="4096">
            <text:p>4096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table:formula="of:=[.A247]*16" office:value-type="float" office:value="3936">
            <text:p>3936</text:p>
          </table:table-cell>
          <table:table-cell table:formula="of:=INT(POWER(1.033026;[.A247])-1)" office:value-type="float" office:value="2959">
            <text:p>2959</text:p>
          </table:table-cell>
          <table:table-cell table:formula="of:=4096-INT(POWER((256-[.A247]); 3)/4096)" office:value-type="float" office:value="4096">
            <text:p>4096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table:formula="of:=[.A248]*16" office:value-type="float" office:value="3952">
            <text:p>3952</text:p>
          </table:table-cell>
          <table:table-cell table:formula="of:=INT(POWER(1.033026;[.A248])-1)" office:value-type="float" office:value="3057">
            <text:p>3057</text:p>
          </table:table-cell>
          <table:table-cell table:formula="of:=4096-INT(POWER((256-[.A248]); 3)/4096)" office:value-type="float" office:value="4096">
            <text:p>4096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table:formula="of:=[.A249]*16" office:value-type="float" office:value="3968">
            <text:p>3968</text:p>
          </table:table-cell>
          <table:table-cell table:formula="of:=INT(POWER(1.033026;[.A249])-1)" office:value-type="float" office:value="3158">
            <text:p>3158</text:p>
          </table:table-cell>
          <table:table-cell table:formula="of:=4096-INT(POWER((256-[.A249]); 3)/4096)" office:value-type="float" office:value="4096">
            <text:p>4096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table:formula="of:=[.A250]*16" office:value-type="float" office:value="3984">
            <text:p>3984</text:p>
          </table:table-cell>
          <table:table-cell table:formula="of:=INT(POWER(1.033026;[.A250])-1)" office:value-type="float" office:value="3262">
            <text:p>3262</text:p>
          </table:table-cell>
          <table:table-cell table:formula="of:=4096-INT(POWER((256-[.A250]); 3)/4096)" office:value-type="float" office:value="4096">
            <text:p>4096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table:formula="of:=[.A251]*16" office:value-type="float" office:value="4000">
            <text:p>4000</text:p>
          </table:table-cell>
          <table:table-cell table:formula="of:=INT(POWER(1.033026;[.A251])-1)" office:value-type="float" office:value="3370">
            <text:p>3370</text:p>
          </table:table-cell>
          <table:table-cell table:formula="of:=4096-INT(POWER((256-[.A251]); 3)/4096)" office:value-type="float" office:value="4096">
            <text:p>4096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table:formula="of:=[.A252]*16" office:value-type="float" office:value="4016">
            <text:p>4016</text:p>
          </table:table-cell>
          <table:table-cell table:formula="of:=INT(POWER(1.033026;[.A252])-1)" office:value-type="float" office:value="3481">
            <text:p>3481</text:p>
          </table:table-cell>
          <table:table-cell table:formula="of:=4096-INT(POWER((256-[.A252]); 3)/4096)" office:value-type="float" office:value="4096">
            <text:p>4096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table:formula="of:=[.A253]*16" office:value-type="float" office:value="4032">
            <text:p>4032</text:p>
          </table:table-cell>
          <table:table-cell table:formula="of:=INT(POWER(1.033026;[.A253])-1)" office:value-type="float" office:value="3596">
            <text:p>3596</text:p>
          </table:table-cell>
          <table:table-cell table:formula="of:=4096-INT(POWER((256-[.A253]); 3)/4096)" office:value-type="float" office:value="4096">
            <text:p>4096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table:formula="of:=[.A254]*16" office:value-type="float" office:value="4048">
            <text:p>4048</text:p>
          </table:table-cell>
          <table:table-cell table:formula="of:=INT(POWER(1.033026;[.A254])-1)" office:value-type="float" office:value="3715">
            <text:p>3715</text:p>
          </table:table-cell>
          <table:table-cell table:formula="of:=4096-INT(POWER((256-[.A254]); 3)/4096)" office:value-type="float" office:value="4096">
            <text:p>4096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table:formula="of:=[.A255]*16" office:value-type="float" office:value="4064">
            <text:p>4064</text:p>
          </table:table-cell>
          <table:table-cell table:formula="of:=INT(POWER(1.033026;[.A255])-1)" office:value-type="float" office:value="3838">
            <text:p>3838</text:p>
          </table:table-cell>
          <table:table-cell table:formula="of:=4096-INT(POWER((256-[.A255]); 3)/4096)" office:value-type="float" office:value="4096">
            <text:p>4096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table:formula="of:=[.A256]*16" office:value-type="float" office:value="4080">
            <text:p>4080</text:p>
          </table:table-cell>
          <table:table-cell table:formula="of:=INT(POWER(1.033026;[.A256])-1)" office:value-type="float" office:value="3965">
            <text:p>3965</text:p>
          </table:table-cell>
          <table:table-cell table:formula="of:=4096-INT(POWER((256-[.A256]); 3)/4096)" office:value-type="float" office:value="4096">
            <text:p>4096</text:p>
          </table:table-cell>
        </table:table-row>
        <table:table-row table:style-name="ro1">
          <table:table-cell table:formula="of:=[.A256]+1" office:value-type="float" office:value="256">
            <text:p>256</text:p>
          </table:table-cell>
          <table:table-cell table:formula="of:=[.A257]*16" office:value-type="float" office:value="4096">
            <text:p>4096</text:p>
          </table:table-cell>
          <table:table-cell table:formula="of:=INT(POWER(1.033026;[.A257])-1)" office:value-type="float" office:value="4096">
            <text:p>4096</text:p>
          </table:table-cell>
          <table:table-cell table:formula="of:=4096-INT(POWER((256-[.A257]); 3)/4096)" office:value-type="float" office:value="4096">
            <text:p>409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0:42:58</meta:creation-date>
    <dc:date>2014-05-18T12:28:50</dc:date>
    <meta:editing-duration>PT29M50S</meta:editing-duration>
    <meta:editing-cycles>1</meta:editing-cycles>
    <meta:document-statistic meta:table-count="3" meta:cell-count="10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12.538cm" xlink:href=".." xlink:type="simple" chart:class="chart:line" chart:style-name="ch1">
        <chart:legend chart:legend-position="end" svg:x="13.147cm" svg:y="5.472cm" style:legend-expansion="high" chart:style-name="ch2"/>
        <chart:plot-area chart:style-name="ch3" table:cell-range-address="Sheet1.B1:Sheet1.D257" svg:x="0.769cm" svg:y="1.135cm" svg:width="11.74cm" svg:height="10.733cm">
          <chartooo:coordinate-region svg:x="1.761cm" svg:y="1.334cm" svg:width="10.632cm" svg:height="9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7" chart:class="chart:line">
            <chart:data-point chart:repeated="257"/>
          </chart:series>
          <chart:series chart:style-name="ch7" chart:values-cell-range-address="Sheet1.C1:Sheet1.C257" chart:class="chart:line">
            <chart:data-point chart:repeated="257"/>
          </chart:series>
          <chart:series chart:style-name="ch8" chart:values-cell-range-address="Sheet1.D1:Sheet1.D257" chart:class="chart:line">
            <chart:data-point chart:repeated="2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257</svg:desc>
                </draw:g>
              </table:table-cell>
              <table:table-cell office:value-type="float" office:value="0">
                <text:p>0</text:p>
                <draw:g>
                  <svg:desc>Sheet1.C1:Sheet1.C257</svg:desc>
                </draw:g>
              </table:table-cell>
              <table:table-cell office:value-type="float" office:value="0">
                <text:p>0</text:p>
                <draw:g>
                  <svg:desc>Sheet1.D1:Sheet1.D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4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6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4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2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8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4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6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2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0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6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2">
                <text:p>752</text:p>
              </table:table-cell>
              <table:table-cell office:value-type="float" office:value="3">
                <text:p>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8">
                <text:p>768</text:p>
              </table:table-cell>
              <table:table-cell office:value-type="float" office:value="3">
                <text:p>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4">
                <text:p>784</text:p>
              </table:table-cell>
              <table:table-cell office:value-type="float" office:value="3">
                <text:p>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6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2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8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4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0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6">
                <text:p>896</text:p>
              </table:table-cell>
              <table:table-cell office:value-type="float" office:value="5">
                <text:p>5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2">
                <text:p>912</text:p>
              </table:table-cell>
              <table:table-cell office:value-type="float" office:value="5">
                <text:p>5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8">
                <text:p>928</text:p>
              </table:table-cell>
              <table:table-cell office:value-type="float" office:value="5">
                <text:p>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4">
                <text:p>944</text:p>
              </table:table-cell>
              <table:table-cell office:value-type="float" office:value="5">
                <text:p>5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0">
                <text:p>960</text:p>
              </table:table-cell>
              <table:table-cell office:value-type="float" office:value="6">
                <text:p>6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">
                <text:p>992</text:p>
              </table:table-cell>
              <table:table-cell office:value-type="float" office:value="6">
                <text:p>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7">
                <text:p>7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0">
                <text:p>1040</text:p>
              </table:table-cell>
              <table:table-cell office:value-type="float" office:value="7">
                <text:p>7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6">
                <text:p>1056</text:p>
              </table:table-cell>
              <table:table-cell office:value-type="float" office:value="7">
                <text:p>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2">
                <text:p>1072</text:p>
              </table:table-cell>
              <table:table-cell office:value-type="float" office:value="7">
                <text:p>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8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4">
                <text:p>1104</text:p>
              </table:table-cell>
              <table:table-cell office:value-type="float" office:value="8">
                <text:p>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0">
                <text:p>1120</text:p>
              </table:table-cell>
              <table:table-cell office:value-type="float" office:value="8">
                <text:p>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6">
                <text:p>1136</text:p>
              </table:table-cell>
              <table:table-cell office:value-type="float" office:value="9">
                <text:p>9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52">
                <text:p>1152</text:p>
              </table:table-cell>
              <table:table-cell office:value-type="float" office:value="9">
                <text:p>9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8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4">
                <text:p>1184</text:p>
              </table:table-cell>
              <table:table-cell office:value-type="float" office:value="10">
                <text:p>1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6">
                <text:p>1216</text:p>
              </table:table-cell>
              <table:table-cell office:value-type="float" office:value="10">
                <text:p>1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2">
                <text:p>1232</text:p>
              </table:table-cell>
              <table:table-cell office:value-type="float" office:value="11">
                <text:p>11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8">
                <text:p>1248</text:p>
              </table:table-cell>
              <table:table-cell office:value-type="float" office:value="11">
                <text:p>11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0">
                <text:p>1280</text:p>
              </table:table-cell>
              <table:table-cell office:value-type="float" office:value="12">
                <text:p>12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6">
                <text:p>1296</text:p>
              </table:table-cell>
              <table:table-cell office:value-type="float" office:value="12">
                <text:p>1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2">
                <text:p>1312</text:p>
              </table:table-cell>
              <table:table-cell office:value-type="float" office:value="13">
                <text:p>1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8">
                <text:p>1328</text:p>
              </table:table-cell>
              <table:table-cell office:value-type="float" office:value="13">
                <text:p>13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4">
                <text:p>1344</text:p>
              </table:table-cell>
              <table:table-cell office:value-type="float" office:value="14">
                <text:p>14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0">
                <text:p>1360</text:p>
              </table:table-cell>
              <table:table-cell office:value-type="float" office:value="14">
                <text:p>14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6">
                <text:p>1376</text:p>
              </table:table-cell>
              <table:table-cell office:value-type="float" office:value="15">
                <text:p>15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2">
                <text:p>1392</text:p>
              </table:table-cell>
              <table:table-cell office:value-type="float" office:value="15">
                <text:p>15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8">
                <text:p>1408</text:p>
              </table:table-cell>
              <table:table-cell office:value-type="float" office:value="16">
                <text:p>16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4">
                <text:p>1424</text:p>
              </table:table-cell>
              <table:table-cell office:value-type="float" office:value="17">
                <text:p>17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7">
                <text:p>17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6">
                <text:p>1456</text:p>
              </table:table-cell>
              <table:table-cell office:value-type="float" office:value="18">
                <text:p>1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2">
                <text:p>1472</text:p>
              </table:table-cell>
              <table:table-cell office:value-type="float" office:value="18">
                <text:p>1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8">
                <text:p>1488</text:p>
              </table:table-cell>
              <table:table-cell office:value-type="float" office:value="19">
                <text:p>19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4">
                <text:p>1504</text:p>
              </table:table-cell>
              <table:table-cell office:value-type="float" office:value="20">
                <text:p>2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0">
                <text:p>1520</text:p>
              </table:table-cell>
              <table:table-cell office:value-type="float" office:value="20">
                <text:p>2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6">
                <text:p>1536</text:p>
              </table:table-cell>
              <table:table-cell office:value-type="float" office:value="21">
                <text:p>21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2">
                <text:p>1552</text:p>
              </table:table-cell>
              <table:table-cell office:value-type="float" office:value="22">
                <text:p>22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68">
                <text:p>1568</text:p>
              </table:table-cell>
              <table:table-cell office:value-type="float" office:value="23">
                <text:p>23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4">
                <text:p>1584</text:p>
              </table:table-cell>
              <table:table-cell office:value-type="float" office:value="23">
                <text:p>23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0">
                <text:p>1600</text:p>
              </table:table-cell>
              <table:table-cell office:value-type="float" office:value="24">
                <text:p>2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6">
                <text:p>1616</text:p>
              </table:table-cell>
              <table:table-cell office:value-type="float" office:value="25">
                <text:p>25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2">
                <text:p>1632</text:p>
              </table:table-cell>
              <table:table-cell office:value-type="float" office:value="26">
                <text:p>26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8">
                <text:p>1648</text:p>
              </table:table-cell>
              <table:table-cell office:value-type="float" office:value="27">
                <text:p>2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4">
                <text:p>1664</text:p>
              </table:table-cell>
              <table:table-cell office:value-type="float" office:value="28">
                <text:p>28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0">
                <text:p>1680</text:p>
              </table:table-cell>
              <table:table-cell office:value-type="float" office:value="29">
                <text:p>29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6">
                <text:p>1696</text:p>
              </table:table-cell>
              <table:table-cell office:value-type="float" office:value="30">
                <text:p>30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2">
                <text:p>1712</text:p>
              </table:table-cell>
              <table:table-cell office:value-type="float" office:value="31">
                <text:p>31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8">
                <text:p>1728</text:p>
              </table:table-cell>
              <table:table-cell office:value-type="float" office:value="32">
                <text:p>32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4">
                <text:p>1744</text:p>
              </table:table-cell>
              <table:table-cell office:value-type="float" office:value="33">
                <text:p>3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60">
                <text:p>1760</text:p>
              </table:table-cell>
              <table:table-cell office:value-type="float" office:value="34">
                <text:p>34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76">
                <text:p>1776</text:p>
              </table:table-cell>
              <table:table-cell office:value-type="float" office:value="35">
                <text:p>35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92">
                <text:p>1792</text:p>
              </table:table-cell>
              <table:table-cell office:value-type="float" office:value="37">
                <text:p>37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8">
                <text:p>1808</text:p>
              </table:table-cell>
              <table:table-cell office:value-type="float" office:value="38">
                <text:p>38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4">
                <text:p>1824</text:p>
              </table:table-cell>
              <table:table-cell office:value-type="float" office:value="39">
                <text:p>39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40">
                <text:p>1840</text:p>
              </table:table-cell>
              <table:table-cell office:value-type="float" office:value="40">
                <text:p>4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6">
                <text:p>1856</text:p>
              </table:table-cell>
              <table:table-cell office:value-type="float" office:value="42">
                <text:p>42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72">
                <text:p>1872</text:p>
              </table:table-cell>
              <table:table-cell office:value-type="float" office:value="43">
                <text:p>43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88">
                <text:p>1888</text:p>
              </table:table-cell>
              <table:table-cell office:value-type="float" office:value="45">
                <text:p>45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4">
                <text:p>1904</text:p>
              </table:table-cell>
              <table:table-cell office:value-type="float" office:value="46">
                <text:p>46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0">
                <text:p>1920</text:p>
              </table:table-cell>
              <table:table-cell office:value-type="float" office:value="48">
                <text:p>4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6">
                <text:p>1936</text:p>
              </table:table-cell>
              <table:table-cell office:value-type="float" office:value="49">
                <text:p>49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2">
                <text:p>1952</text:p>
              </table:table-cell>
              <table:table-cell office:value-type="float" office:value="51">
                <text:p>51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8">
                <text:p>1968</text:p>
              </table:table-cell>
              <table:table-cell office:value-type="float" office:value="53">
                <text:p>53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4">
                <text:p>1984</text:p>
              </table:table-cell>
              <table:table-cell office:value-type="float" office:value="55">
                <text:p>5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  <table:table-cell office:value-type="float" office:value="57">
                <text:p>57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16">
                <text:p>2016</text:p>
              </table:table-cell>
              <table:table-cell office:value-type="float" office:value="58">
                <text:p>5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32">
                <text:p>2032</text:p>
              </table:table-cell>
              <table:table-cell office:value-type="float" office:value="60">
                <text:p>6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8">
                <text:p>2048</text:p>
              </table:table-cell>
              <table:table-cell office:value-type="float" office:value="63">
                <text:p>63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4">
                <text:p>2064</text:p>
              </table:table-cell>
              <table:table-cell office:value-type="float" office:value="65">
                <text:p>65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80">
                <text:p>2080</text:p>
              </table:table-cell>
              <table:table-cell office:value-type="float" office:value="67">
                <text:p>67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6">
                <text:p>2096</text:p>
              </table:table-cell>
              <table:table-cell office:value-type="float" office:value="69">
                <text:p>69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12">
                <text:p>2112</text:p>
              </table:table-cell>
              <table:table-cell office:value-type="float" office:value="71">
                <text:p>71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8">
                <text:p>2128</text:p>
              </table:table-cell>
              <table:table-cell office:value-type="float" office:value="74">
                <text:p>74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4">
                <text:p>2144</text:p>
              </table:table-cell>
              <table:table-cell office:value-type="float" office:value="76">
                <text:p>76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60">
                <text:p>2160</text:p>
              </table:table-cell>
              <table:table-cell office:value-type="float" office:value="79">
                <text:p>7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76">
                <text:p>2176</text:p>
              </table:table-cell>
              <table:table-cell office:value-type="float" office:value="82">
                <text:p>82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2">
                <text:p>2192</text:p>
              </table:table-cell>
              <table:table-cell office:value-type="float" office:value="84">
                <text:p>84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8">
                <text:p>2208</text:p>
              </table:table-cell>
              <table:table-cell office:value-type="float" office:value="87">
                <text:p>8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24">
                <text:p>2224</text:p>
              </table:table-cell>
              <table:table-cell office:value-type="float" office:value="90">
                <text:p>90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40">
                <text:p>2240</text:p>
              </table:table-cell>
              <table:table-cell office:value-type="float" office:value="93">
                <text:p>9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56">
                <text:p>2256</text:p>
              </table:table-cell>
              <table:table-cell office:value-type="float" office:value="96">
                <text:p>96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72">
                <text:p>2272</text:p>
              </table:table-cell>
              <table:table-cell office:value-type="float" office:value="99">
                <text:p>99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88">
                <text:p>2288</text:p>
              </table:table-cell>
              <table:table-cell office:value-type="float" office:value="103">
                <text:p>10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04">
                <text:p>2304</text:p>
              </table:table-cell>
              <table:table-cell office:value-type="float" office:value="106">
                <text:p>106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20">
                <text:p>2320</text:p>
              </table:table-cell>
              <table:table-cell office:value-type="float" office:value="110">
                <text:p>110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6">
                <text:p>2336</text:p>
              </table:table-cell>
              <table:table-cell office:value-type="float" office:value="113">
                <text:p>113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52">
                <text:p>2352</text:p>
              </table:table-cell>
              <table:table-cell office:value-type="float" office:value="117">
                <text:p>11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68">
                <text:p>2368</text:p>
              </table:table-cell>
              <table:table-cell office:value-type="float" office:value="121">
                <text:p>121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84">
                <text:p>2384</text:p>
              </table:table-cell>
              <table:table-cell office:value-type="float" office:value="125">
                <text:p>12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">
                <text:p>2400</text:p>
              </table:table-cell>
              <table:table-cell office:value-type="float" office:value="129">
                <text:p>129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16">
                <text:p>2416</text:p>
              </table:table-cell>
              <table:table-cell office:value-type="float" office:value="134">
                <text:p>13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32">
                <text:p>2432</text:p>
              </table:table-cell>
              <table:table-cell office:value-type="float" office:value="138">
                <text:p>138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48">
                <text:p>2448</text:p>
              </table:table-cell>
              <table:table-cell office:value-type="float" office:value="143">
                <text:p>143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64">
                <text:p>2464</text:p>
              </table:table-cell>
              <table:table-cell office:value-type="float" office:value="147">
                <text:p>1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80">
                <text:p>2480</text:p>
              </table:table-cell>
              <table:table-cell office:value-type="float" office:value="152">
                <text:p>152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96">
                <text:p>2496</text:p>
              </table:table-cell>
              <table:table-cell office:value-type="float" office:value="157">
                <text:p>15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12">
                <text:p>2512</text:p>
              </table:table-cell>
              <table:table-cell office:value-type="float" office:value="163">
                <text:p>16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8">
                <text:p>2528</text:p>
              </table:table-cell>
              <table:table-cell office:value-type="float" office:value="168">
                <text:p>168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44">
                <text:p>2544</text:p>
              </table:table-cell>
              <table:table-cell office:value-type="float" office:value="174">
                <text:p>174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60">
                <text:p>2560</text:p>
              </table:table-cell>
              <table:table-cell office:value-type="float" office:value="180">
                <text:p>18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76">
                <text:p>2576</text:p>
              </table:table-cell>
              <table:table-cell office:value-type="float" office:value="186">
                <text:p>186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92">
                <text:p>2592</text:p>
              </table:table-cell>
              <table:table-cell office:value-type="float" office:value="192">
                <text:p>192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08">
                <text:p>2608</text:p>
              </table:table-cell>
              <table:table-cell office:value-type="float" office:value="198">
                <text:p>19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24">
                <text:p>2624</text:p>
              </table:table-cell>
              <table:table-cell office:value-type="float" office:value="205">
                <text:p>205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40">
                <text:p>2640</text:p>
              </table:table-cell>
              <table:table-cell office:value-type="float" office:value="211">
                <text:p>211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56">
                <text:p>2656</text:p>
              </table:table-cell>
              <table:table-cell office:value-type="float" office:value="219">
                <text:p>219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72">
                <text:p>2672</text:p>
              </table:table-cell>
              <table:table-cell office:value-type="float" office:value="226">
                <text:p>226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88">
                <text:p>2688</text:p>
              </table:table-cell>
              <table:table-cell office:value-type="float" office:value="233">
                <text:p>233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04">
                <text:p>2704</text:p>
              </table:table-cell>
              <table:table-cell office:value-type="float" office:value="241">
                <text:p>241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20">
                <text:p>2720</text:p>
              </table:table-cell>
              <table:table-cell office:value-type="float" office:value="249">
                <text:p>249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6">
                <text:p>2736</text:p>
              </table:table-cell>
              <table:table-cell office:value-type="float" office:value="257">
                <text:p>257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52">
                <text:p>2752</text:p>
              </table:table-cell>
              <table:table-cell office:value-type="float" office:value="266">
                <text:p>266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68">
                <text:p>2768</text:p>
              </table:table-cell>
              <table:table-cell office:value-type="float" office:value="275">
                <text:p>275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84">
                <text:p>2784</text:p>
              </table:table-cell>
              <table:table-cell office:value-type="float" office:value="284">
                <text:p>284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0">
                <text:p>2800</text:p>
              </table:table-cell>
              <table:table-cell office:value-type="float" office:value="293">
                <text:p>29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16">
                <text:p>2816</text:p>
              </table:table-cell>
              <table:table-cell office:value-type="float" office:value="303">
                <text:p>303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2">
                <text:p>2832</text:p>
              </table:table-cell>
              <table:table-cell office:value-type="float" office:value="313">
                <text:p>313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8">
                <text:p>2848</text:p>
              </table:table-cell>
              <table:table-cell office:value-type="float" office:value="323">
                <text:p>323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4">
                <text:p>2864</text:p>
              </table:table-cell>
              <table:table-cell office:value-type="float" office:value="334">
                <text:p>334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0">
                <text:p>2880</text:p>
              </table:table-cell>
              <table:table-cell office:value-type="float" office:value="345">
                <text:p>345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6">
                <text:p>2896</text:p>
              </table:table-cell>
              <table:table-cell office:value-type="float" office:value="357">
                <text:p>357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2">
                <text:p>2912</text:p>
              </table:table-cell>
              <table:table-cell office:value-type="float" office:value="369">
                <text:p>36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28">
                <text:p>2928</text:p>
              </table:table-cell>
              <table:table-cell office:value-type="float" office:value="381">
                <text:p>38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4">
                <text:p>2944</text:p>
              </table:table-cell>
              <table:table-cell office:value-type="float" office:value="393">
                <text:p>39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60">
                <text:p>2960</text:p>
              </table:table-cell>
              <table:table-cell office:value-type="float" office:value="406">
                <text:p>406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76">
                <text:p>2976</text:p>
              </table:table-cell>
              <table:table-cell office:value-type="float" office:value="420">
                <text:p>420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2">
                <text:p>2992</text:p>
              </table:table-cell>
              <table:table-cell office:value-type="float" office:value="434">
                <text:p>434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08">
                <text:p>3008</text:p>
              </table:table-cell>
              <table:table-cell office:value-type="float" office:value="448">
                <text:p>44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24">
                <text:p>3024</text:p>
              </table:table-cell>
              <table:table-cell office:value-type="float" office:value="463">
                <text:p>46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40">
                <text:p>3040</text:p>
              </table:table-cell>
              <table:table-cell office:value-type="float" office:value="478">
                <text:p>478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56">
                <text:p>3056</text:p>
              </table:table-cell>
              <table:table-cell office:value-type="float" office:value="494">
                <text:p>494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72">
                <text:p>3072</text:p>
              </table:table-cell>
              <table:table-cell office:value-type="float" office:value="511">
                <text:p>511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88">
                <text:p>3088</text:p>
              </table:table-cell>
              <table:table-cell office:value-type="float" office:value="528">
                <text:p>528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04">
                <text:p>3104</text:p>
              </table:table-cell>
              <table:table-cell office:value-type="float" office:value="545">
                <text:p>545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20">
                <text:p>3120</text:p>
              </table:table-cell>
              <table:table-cell office:value-type="float" office:value="563">
                <text:p>563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36">
                <text:p>3136</text:p>
              </table:table-cell>
              <table:table-cell office:value-type="float" office:value="582">
                <text:p>582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52">
                <text:p>3152</text:p>
              </table:table-cell>
              <table:table-cell office:value-type="float" office:value="601">
                <text:p>601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8">
                <text:p>3168</text:p>
              </table:table-cell>
              <table:table-cell office:value-type="float" office:value="621">
                <text:p>621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4">
                <text:p>3184</text:p>
              </table:table-cell>
              <table:table-cell office:value-type="float" office:value="641">
                <text:p>641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00">
                <text:p>3200</text:p>
              </table:table-cell>
              <table:table-cell office:value-type="float" office:value="663">
                <text:p>66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16">
                <text:p>3216</text:p>
              </table:table-cell>
              <table:table-cell office:value-type="float" office:value="685">
                <text:p>685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32">
                <text:p>3232</text:p>
              </table:table-cell>
              <table:table-cell office:value-type="float" office:value="707">
                <text:p>707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48">
                <text:p>3248</text:p>
              </table:table-cell>
              <table:table-cell office:value-type="float" office:value="731">
                <text:p>731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64">
                <text:p>3264</text:p>
              </table:table-cell>
              <table:table-cell office:value-type="float" office:value="755">
                <text:p>755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80">
                <text:p>3280</text:p>
              </table:table-cell>
              <table:table-cell office:value-type="float" office:value="780">
                <text:p>78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96">
                <text:p>3296</text:p>
              </table:table-cell>
              <table:table-cell office:value-type="float" office:value="806">
                <text:p>806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12">
                <text:p>3312</text:p>
              </table:table-cell>
              <table:table-cell office:value-type="float" office:value="832">
                <text:p>832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28">
                <text:p>3328</text:p>
              </table:table-cell>
              <table:table-cell office:value-type="float" office:value="860">
                <text:p>860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44">
                <text:p>3344</text:p>
              </table:table-cell>
              <table:table-cell office:value-type="float" office:value="888">
                <text:p>888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60">
                <text:p>3360</text:p>
              </table:table-cell>
              <table:table-cell office:value-type="float" office:value="918">
                <text:p>918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76">
                <text:p>3376</text:p>
              </table:table-cell>
              <table:table-cell office:value-type="float" office:value="948">
                <text:p>948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92">
                <text:p>3392</text:p>
              </table:table-cell>
              <table:table-cell office:value-type="float" office:value="979">
                <text:p>97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08">
                <text:p>3408</text:p>
              </table:table-cell>
              <table:table-cell office:value-type="float" office:value="1012">
                <text:p>1012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24">
                <text:p>3424</text:p>
              </table:table-cell>
              <table:table-cell office:value-type="float" office:value="1045">
                <text:p>1045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40">
                <text:p>3440</text:p>
              </table:table-cell>
              <table:table-cell office:value-type="float" office:value="1080">
                <text:p>108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56">
                <text:p>3456</text:p>
              </table:table-cell>
              <table:table-cell office:value-type="float" office:value="1115">
                <text:p>111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72">
                <text:p>3472</text:p>
              </table:table-cell>
              <table:table-cell office:value-type="float" office:value="1152">
                <text:p>1152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88">
                <text:p>3488</text:p>
              </table:table-cell>
              <table:table-cell office:value-type="float" office:value="1190">
                <text:p>119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04">
                <text:p>3504</text:p>
              </table:table-cell>
              <table:table-cell office:value-type="float" office:value="1230">
                <text:p>123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20">
                <text:p>3520</text:p>
              </table:table-cell>
              <table:table-cell office:value-type="float" office:value="1270">
                <text:p>127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6">
                <text:p>3536</text:p>
              </table:table-cell>
              <table:table-cell office:value-type="float" office:value="1312">
                <text:p>1312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52">
                <text:p>3552</text:p>
              </table:table-cell>
              <table:table-cell office:value-type="float" office:value="1356">
                <text:p>135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68">
                <text:p>3568</text:p>
              </table:table-cell>
              <table:table-cell office:value-type="float" office:value="1401">
                <text:p>1401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84">
                <text:p>3584</text:p>
              </table:table-cell>
              <table:table-cell office:value-type="float" office:value="1447">
                <text:p>144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00">
                <text:p>3600</text:p>
              </table:table-cell>
              <table:table-cell office:value-type="float" office:value="1495">
                <text:p>1495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6">
                <text:p>3616</text:p>
              </table:table-cell>
              <table:table-cell office:value-type="float" office:value="1544">
                <text:p>1544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32">
                <text:p>3632</text:p>
              </table:table-cell>
              <table:table-cell office:value-type="float" office:value="1595">
                <text:p>1595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48">
                <text:p>3648</text:p>
              </table:table-cell>
              <table:table-cell office:value-type="float" office:value="1648">
                <text:p>164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64">
                <text:p>3664</text:p>
              </table:table-cell>
              <table:table-cell office:value-type="float" office:value="1703">
                <text:p>1703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80">
                <text:p>3680</text:p>
              </table:table-cell>
              <table:table-cell office:value-type="float" office:value="1759">
                <text:p>1759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6">
                <text:p>3696</text:p>
              </table:table-cell>
              <table:table-cell office:value-type="float" office:value="1817">
                <text:p>181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12">
                <text:p>3712</text:p>
              </table:table-cell>
              <table:table-cell office:value-type="float" office:value="1877">
                <text:p>187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28">
                <text:p>3728</text:p>
              </table:table-cell>
              <table:table-cell office:value-type="float" office:value="1939">
                <text:p>193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4">
                <text:p>3744</text:p>
              </table:table-cell>
              <table:table-cell office:value-type="float" office:value="2003">
                <text:p>2003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60">
                <text:p>3760</text:p>
              </table:table-cell>
              <table:table-cell office:value-type="float" office:value="2069">
                <text:p>206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76">
                <text:p>3776</text:p>
              </table:table-cell>
              <table:table-cell office:value-type="float" office:value="2138">
                <text:p>21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92">
                <text:p>3792</text:p>
              </table:table-cell>
              <table:table-cell office:value-type="float" office:value="2208">
                <text:p>22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08">
                <text:p>3808</text:p>
              </table:table-cell>
              <table:table-cell office:value-type="float" office:value="2281">
                <text:p>22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24">
                <text:p>3824</text:p>
              </table:table-cell>
              <table:table-cell office:value-type="float" office:value="2357">
                <text:p>23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40">
                <text:p>3840</text:p>
              </table:table-cell>
              <table:table-cell office:value-type="float" office:value="2435">
                <text:p>24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6">
                <text:p>3856</text:p>
              </table:table-cell>
              <table:table-cell office:value-type="float" office:value="2515">
                <text:p>251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72">
                <text:p>3872</text:p>
              </table:table-cell>
              <table:table-cell office:value-type="float" office:value="2598">
                <text:p>259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88">
                <text:p>3888</text:p>
              </table:table-cell>
              <table:table-cell office:value-type="float" office:value="2684">
                <text:p>268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04">
                <text:p>3904</text:p>
              </table:table-cell>
              <table:table-cell office:value-type="float" office:value="2773">
                <text:p>277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20">
                <text:p>3920</text:p>
              </table:table-cell>
              <table:table-cell office:value-type="float" office:value="2864">
                <text:p>286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36">
                <text:p>3936</text:p>
              </table:table-cell>
              <table:table-cell office:value-type="float" office:value="2959">
                <text:p>2959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52">
                <text:p>3952</text:p>
              </table:table-cell>
              <table:table-cell office:value-type="float" office:value="3057">
                <text:p>3057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68">
                <text:p>3968</text:p>
              </table:table-cell>
              <table:table-cell office:value-type="float" office:value="3158">
                <text:p>315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84">
                <text:p>3984</text:p>
              </table:table-cell>
              <table:table-cell office:value-type="float" office:value="3262">
                <text:p>326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0">
                <text:p>4000</text:p>
              </table:table-cell>
              <table:table-cell office:value-type="float" office:value="3370">
                <text:p>337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16">
                <text:p>4016</text:p>
              </table:table-cell>
              <table:table-cell office:value-type="float" office:value="3481">
                <text:p>3481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32">
                <text:p>4032</text:p>
              </table:table-cell>
              <table:table-cell office:value-type="float" office:value="3596">
                <text:p>359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48">
                <text:p>4048</text:p>
              </table:table-cell>
              <table:table-cell office:value-type="float" office:value="3715">
                <text:p>371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64">
                <text:p>4064</text:p>
              </table:table-cell>
              <table:table-cell office:value-type="float" office:value="3838">
                <text:p>383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0">
                <text:p>4080</text:p>
              </table:table-cell>
              <table:table-cell office:value-type="float" office:value="3965">
                <text:p>396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